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3.327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3.822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9cm"/>
    </style:style>
    <style:style style:name="co15" style:family="table-column">
      <style:table-column-properties fo:break-before="auto" style:column-width="2.822cm"/>
    </style:style>
    <style:style style:name="co16" style:family="table-column">
      <style:table-column-properties fo:break-before="auto" style:column-width="2.623cm"/>
    </style:style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9" style:family="table-column">
      <style:table-column-properties fo:break-before="auto" style:column-width="3.415cm"/>
    </style:style>
    <style:style style:name="co20" style:family="table-column">
      <style:table-column-properties fo:break-before="auto" style:column-width="4.184cm"/>
    </style:style>
    <style:style style:name="co21" style:family="table-column">
      <style:table-column-properties fo:break-before="auto" style:column-width="4.189cm"/>
    </style:style>
    <style:style style:name="co24" style:family="table-column">
      <style:table-column-properties fo:break-before="auto" style:column-width="3.66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2.364cm"/>
    </style:style>
    <style:style style:name="co27" style:family="table-column">
      <style:table-column-properties fo:break-before="auto" style:column-width="3.064cm"/>
    </style:style>
    <style:style style:name="co28" style:family="table-column">
      <style:table-column-properties fo:break-before="auto" style:column-width="2.872cm"/>
    </style:style>
    <style:style style:name="co29" style:family="table-column">
      <style:table-column-properties fo:break-before="auto" style:column-width="4.193cm"/>
    </style:style>
    <style:style style:name="co30" style:family="table-column">
      <style:table-column-properties fo:break-before="auto" style:column-width="8.491cm"/>
    </style:style>
    <style:style style:name="co31" style:family="table-column">
      <style:table-column-properties fo:break-before="auto" style:column-width="3.316cm"/>
    </style:style>
    <style:style style:name="co32" style:family="table-column">
      <style:table-column-properties fo:break-before="auto" style:column-width="1.353cm"/>
    </style:style>
    <style:style style:name="co33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487cm" fo:break-before="auto" style:use-optimal-row-height="false"/>
    </style:style>
    <style:style style:name="ro8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37" style:family="table-cell" style:parent-style-name="Default">
      <style:text-properties fo:color="#008000" fo:font-weight="bold" style:font-weight-asian="bold" style:font-weight-complex="bold"/>
    </style:style>
    <style:style style:name="ce138" style:family="table-cell" style:parent-style-name="Default" style:data-style-name="N100">
      <style:text-properties fo:color="#008000"/>
    </style:style>
    <style:style style:name="ce139" style:family="table-cell" style:parent-style-name="Default" style:data-style-name="N100">
      <style:text-properties fo:color="#800000" fo:font-weight="bold" style:font-weight-asian="bold" style:font-weight-complex="bold"/>
    </style:style>
    <style:style style:name="ce140" style:family="table-cell" style:parent-style-name="Default" style:data-style-name="N100">
      <style:text-properties fo:color="#800000"/>
    </style:style>
    <style:style style:name="ce141" style:family="table-cell" style:parent-style-name="Default">
      <style:text-properties fo:color="#000080" fo:font-weight="bold" style:font-weight-asian="bold" style:font-weight-complex="bold"/>
    </style:style>
    <style:style style:name="ce142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44" style:family="table-cell" style:parent-style-name="Default" style:data-style-name="N20040">
      <style:text-properties fo:color="#000080"/>
    </style:style>
    <style:style style:name="ce145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46" style:family="table-cell" style:parent-style-name="Default" style:data-style-name="N20121">
      <style:text-properties fo:color="#008000"/>
    </style:style>
    <style:style style:name="ce147" style:family="table-cell" style:parent-style-name="Default" style:data-style-name="N45">
      <style:text-properties fo:color="#008000" fo:font-weight="bold" style:font-weight-asian="bold" style:font-weight-complex="bold"/>
    </style:style>
    <style:style style:name="ce148" style:family="table-cell" style:parent-style-name="Default" style:data-style-name="N0">
      <style:text-properties fo:color="#008000"/>
    </style:style>
    <style:style style:name="ce162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3" style:family="table-cell" style:parent-style-name="Default" style:data-style-name="N20121">
      <style:text-properties fo:color="#000080"/>
    </style:style>
    <style:style style:name="ce164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6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87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91" style:family="table-cell" style:parent-style-name="Default">
      <style:text-properties fo:color="#800000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7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 style:data-style-name="N20036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31" style:family="table-cell" style:parent-style-name="Default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99" style:family="table-cell" style:parent-style-name="Default">
      <style:text-properties fo:color="#008000"/>
    </style:style>
    <style:style style:name="ce100" style:family="table-cell" style:parent-style-name="Default">
      <style:text-properties fo:color="#000080"/>
    </style:style>
    <style:style style:name="ce102" style:family="table-cell" style:parent-style-name="Default">
      <style:text-properties fo:color="#800000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" style:family="table-cell" style:parent-style-name="Default" style:data-style-name="N0">
      <style:text-properties fo:color="#00008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21" style:family="table-cell" style:parent-style-name="Default" style:data-style-name="N0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27" style:family="table-cell" style:parent-style-name="Default" style:data-style-name="N104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135" style:family="table-cell" style:parent-style-name="Default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ext-properties fo:color="#800000" fo:font-size="11pt" style:font-size-asian="11pt" style:font-size-complex="11pt"/>
      <style:map style:condition="cell-content()=#N/A" style:apply-style-name="Rot" style:base-cell-address="Zeiterfassung.G12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143" style:family="table-cell" style:parent-style-name="Default" style:data-style-name="N40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21"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43" style:family="table-cell" style:parent-style-name="Default" style:data-style-name="N45"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52" style:family="table-cell" style:parent-style-name="Default">
      <style:text-properties fo:color="#008000" fo:font-weight="bold" style:font-weight-asian="bold" style:font-weight-complex="bold"/>
    </style:style>
    <style:style style:name="ce153" style:family="table-cell" style:parent-style-name="Default" style:data-style-name="N100">
      <style:text-properties fo:color="#008000"/>
    </style:style>
    <style:style style:name="ce154" style:family="table-cell" style:parent-style-name="Default" style:data-style-name="N100">
      <style:text-properties fo:color="#800000" fo:font-weight="bold" style:font-weight-asian="bold" style:font-weight-complex="bold"/>
    </style:style>
    <style:style style:name="ce155" style:family="table-cell" style:parent-style-name="Default" style:data-style-name="N100">
      <style:text-properties fo:color="#800000"/>
    </style:style>
    <style:style style:name="ce156" style:family="table-cell" style:parent-style-name="Default">
      <style:text-properties fo:color="#000080" fo:font-weight="bold" style:font-weight-asian="bold" style:font-weight-complex="bold"/>
    </style:style>
    <style:style style:name="ce157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58" style:family="table-cell" style:parent-style-name="Default" style:data-style-name="N20040">
      <style:text-properties fo:color="#000080"/>
    </style:style>
    <style:style style:name="ce159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0" style:family="table-cell" style:parent-style-name="Default" style:data-style-name="N20121">
      <style:text-properties fo:color="#008000"/>
    </style:style>
    <style:style style:name="ce161" style:family="table-cell" style:parent-style-name="Default" style:data-style-name="N45">
      <style:text-properties fo:color="#008000" fo:font-weight="bold" style:font-weight-asian="bold" style:font-weight-complex="bold"/>
    </style:style>
    <style:style style:name="ce167" style:family="table-cell" style:parent-style-name="Default" style:data-style-name="N0">
      <style:text-properties fo:color="#008000"/>
    </style:style>
    <style:style style:name="ce168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9" style:family="table-cell" style:parent-style-name="Default" style:data-style-name="N20121">
      <style:text-properties fo:color="#000080"/>
    </style:style>
    <style:style style:name="ce170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71" style:family="table-cell" style:parent-style-name="Default"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 loext:opacity="100%"/>
    </style:style>
    <style:style style:name="T2" style:family="text">
      <style:text-properties fo:color="#000080" loext:opacity="100%"/>
    </style:style>
    <style:style style:name="T3" style:family="text">
      <style:text-properties fo:color="#008000"/>
    </style:style>
    <style:style style:name="T4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19" table:default-cell-style-name="ce94"/>
        <table:table-column table:style-name="co20" table:default-cell-style-name="ce77"/>
        <table:table-column table:style-name="co21" table:number-columns-repeated="2" table:default-cell-style-name="ce77"/>
        <table:table-column table:style-name="co24" table:default-cell-style-name="ce20"/>
        <table:table-column table:style-name="co24" table:default-cell-style-name="ce26"/>
        <table:table-column table:style-name="co24" table:default-cell-style-name="ce28"/>
        <table:table-column table:style-name="co25" table:default-cell-style-name="ce33"/>
        <table:table-column table:style-name="co26" table:default-cell-style-name="ce28"/>
        <table:table-column table:style-name="co27" table:default-cell-style-name="ce37"/>
        <table:table-column table:style-name="co27" table:default-cell-style-name="ce28"/>
        <table:table-column table:style-name="co25" table:default-cell-style-name="ce39"/>
        <table:table-column table:style-name="co28" table:default-cell-style-name="ce39"/>
        <table:table-column table:style-name="co25" table:default-cell-style-name="ce28"/>
        <table:table-column table:style-name="co25" table:default-cell-style-name="ce77"/>
        <table:table-column table:style-name="co25" table:number-columns-repeated="2" table:default-cell-style-name="ce192"/>
        <table:table-column table:style-name="co25" table:default-cell-style-name="ce195"/>
        <table:table-column table:style-name="co25" table:number-columns-repeated="1006" table:default-cell-style-name="ce77"/>
        <table:table-row table:style-name="ro3">
          <table:table-cell table:style-name="ce89" office:value-type="string" calcext:value-type="string">
            <text:p>Stammdaten</text:p>
          </table:table-cell>
          <table:table-cell/>
          <table:table-cell table:style-name="Default"/>
          <table:table-cell table:style-name="ce89" office:value-type="string" calcext:value-type="string">
            <text:p>Legende</text:p>
          </table:table-cell>
          <table:table-cell table:style-name="ce19"/>
          <table:table-cell table:style-name="ce24"/>
          <table:table-cell table:style-name="ce77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3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Angaben zum jeweiligen Arbeitseinsatz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3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optional, enthalten Standardwerte, die bei Bedarf überschrieben werden können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3">
          <table:table-cell table:style-name="ce77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enthalten Formeln, die für das korrekte Funktionieren wichtig sind</text:p>
          </table:table-cell>
          <table:table-cell table:style-name="ce25"/>
          <table:table-cell table:style-name="Default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3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3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3">
          <table:table-cell table:style-name="ce77" office:value-type="string" calcext:value-type="string">
            <text:p>Startdatum</text:p>
          </table:table-cell>
          <table:table-cell table:style-name="ce95"/>
          <table:table-cell table:style-name="Default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3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1-24" calcext:value-type="date">
            <text:p>24. Januar 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3">
          <table:table-cell table:style-name="ce77" office:value-type="string" calcext:value-type="string">
            <text:p>Buchhaltung Jahr</text:p>
          </table:table-cell>
          <table:table-cell table:style-name="ce12" table:formula="of:=[.B7]" office:value-type="date" office:date-value="1899-12-30" calcext:value-type="date">
            <text:p>1899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3">
          <table:table-cell table:style-name="Default"/>
          <table:table-cell table:style-name="ce12"/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3">
          <table:table-cell table:style-name="ce92" office:value-type="string" calcext:value-type="string">
            <text:p>Datum</text:p>
          </table:table-cell>
          <table:table-cell table:style-name="ce131" office:value-type="string" calcext:value-type="string">
            <text:p>gebrauchte Minuten</text:p>
          </table:table-cell>
          <table:table-cell table:style-name="ce131" office:value-type="string" calcext:value-type="string">
            <text:p>Typ</text:p>
          </table:table-cell>
          <table:table-cell table:style-name="ce131" office:value-type="string" calcext:value-type="string">
            <text:p>Beschreibung</text:p>
          </table:table-cell>
          <table:table-cell table:style-name="ce21" office:value-type="string" calcext:value-type="string">
            <text:p>Kostendach Zeit</text:p>
          </table:table-cell>
          <table:table-cell table:style-name="ce27" office:value-type="string" calcext:value-type="string">
            <text:p>Kostendach CHF</text:p>
          </table:table-cell>
          <table:table-cell table:style-name="ce135" office:value-type="string" calcext:value-type="string">
            <text:p>Zusammenfassen</text:p>
          </table:table-cell>
          <table:table-cell table:style-name="ce135" office:value-type="string" calcext:value-type="string">
            <text:p>Betrag</text:p>
          </table:table-cell>
          <table:table-cell table:style-name="ce135" office:value-type="string" calcext:value-type="string">
            <text:p>Zeit gerundet</text:p>
          </table:table-cell>
          <table:table-cell table:style-name="ce143" office:value-type="string" calcext:value-type="string">
            <text:p>Stunden gerundet</text:p>
          </table:table-cell>
          <table:table-cell table:style-name="ce135" office:value-type="string" calcext:value-type="string">
            <text:p>Betrag gerundet</text:p>
          </table:table-cell>
          <table:table-cell table:style-name="ce41" office:value-type="string" calcext:value-type="string">
            <text:p>CHF</text:p>
          </table:table-cell>
          <table:table-cell table:style-name="ce43" office:value-type="string" calcext:value-type="string">
            <text:p>Zeit (Minuten)</text:p>
          </table:table-cell>
          <table:table-cell table:style-name="ce135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6"/>
        </table:table-row>
        <table:table-row table:style-name="ro6">
          <table:table-cell table:style-name="ce93" office:value-type="date" office:date-value="2021-01-24" calcext:value-type="date">
            <text:p>24.01.2021</text:p>
          </table:table-cell>
          <table:table-cell table:style-name="ce97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];[Arbeitstypen.$A$2:.$B$6];2;0)" office:value-type="string" office:string-value="Nein" calcext:value-type="string">
            <text:p>Nein</text:p>
          </table:table-cell>
          <table:table-cell table:style-name="ce32" table:formula="of:=[.B12]*[.N12]" office:value-type="currency" office:currency="SFr." office:value="555" calcext:value-type="currency">
            <text:p>SFr. 555.00</text:p>
          </table:table-cell>
          <table:table-cell table:style-name="ce34" table:formula="of:=IF([.E12]&lt;=0;CEILING([.B12];15);MIN(CEILING([.B12];15);[.E12]))" office:value-type="float" office:value="675" calcext:value-type="float">
            <text:p>675</text:p>
          </table:table-cell>
          <table:table-cell table:style-name="ce36" table:formula="of:=[.I12]/(24*60)" office:value-type="time" office:time-value="PT11H15M00S" calcext:value-type="time">
            <text:p>11:15</text:p>
          </table:table-cell>
          <table:table-cell table:style-name="ce38" table:formula="of:=IF([.F12]&lt;=0;[.I12]*[.N12];MIN([.I12]*[.N12];[.F12]))" office:value-type="currency" office:currency="SFr." office:value="562.5" calcext:value-type="currency">
            <text:p>SFr. 56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]/[.M12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7">
          <table:table-cell table:style-name="ce93"/>
          <table:table-cell table:style-name="ce97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];[Arbeitstypen.$A$2:.$B$6];2;0)" office:value-type="string" office:string-value="" calcext:value-type="error">
            <text:p>#N/A</text:p>
          </table:table-cell>
          <table:table-cell table:style-name="ce32" table:formula="of:=[.B13]*[.N13]" office:value-type="currency" office:currency="SFr." office:value="0" calcext:value-type="currency">
            <text:p>SFr. 0.00</text:p>
          </table:table-cell>
          <table:table-cell table:style-name="ce34" table:formula="of:=IF([.E13]&lt;=0;CEILING([.B13];15);MIN(CEILING([.B13];15);[.E13]))" office:value-type="float" office:value="0" calcext:value-type="float">
            <text:p>0</text:p>
          </table:table-cell>
          <table:table-cell table:style-name="ce36" table:formula="of:=[.I13]/(24*60)" office:value-type="time" office:time-value="PT00H00M00S" calcext:value-type="time">
            <text:p>00:00</text:p>
          </table:table-cell>
          <table:table-cell table:style-name="ce38" table:formula="of:=IF([.F13]&lt;=0;[.I13]*[.N13];MIN([.I13]*[.N13];[.F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]/[.M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6">
          <table:table-cell table:style-name="ce93"/>
          <table:table-cell table:style-name="ce97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];[Arbeitstypen.$A$2:.$B$6];2;0)" office:value-type="string" office:string-value="" calcext:value-type="error">
            <text:p>#N/A</text:p>
          </table:table-cell>
          <table:table-cell table:style-name="ce32" table:formula="of:=[.B14]*[.N14]" office:value-type="currency" office:currency="SFr." office:value="0" calcext:value-type="currency">
            <text:p>SFr. 0.00</text:p>
          </table:table-cell>
          <table:table-cell table:style-name="ce34" table:formula="of:=IF([.E14]&lt;=0;CEILING([.B14];15);MIN(CEILING([.B14];15);[.E14]))" office:value-type="float" office:value="0" calcext:value-type="float">
            <text:p>0</text:p>
          </table:table-cell>
          <table:table-cell table:style-name="ce36" table:formula="of:=[.I14]/(24*60)" office:value-type="time" office:time-value="PT00H00M00S" calcext:value-type="time">
            <text:p>00:00</text:p>
          </table:table-cell>
          <table:table-cell table:style-name="ce38" table:formula="of:=IF([.F14]&lt;=0;[.I14]*[.N14];MIN([.I14]*[.N14];[.F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]/[.M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6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];[Arbeitstypen.$A$2:.$B$6];2;0)" office:value-type="string" office:string-value="" calcext:value-type="error">
            <text:p>#N/A</text:p>
          </table:table-cell>
          <table:table-cell table:style-name="ce32" table:formula="of:=[.B15]*[.N15]" office:value-type="currency" office:currency="SFr." office:value="0" calcext:value-type="currency">
            <text:p>SFr. 0.00</text:p>
          </table:table-cell>
          <table:table-cell table:style-name="ce34" table:formula="of:=IF([.E15]&lt;=0;CEILING([.B15];15);MIN(CEILING([.B15];15);[.E15]))" office:value-type="float" office:value="0" calcext:value-type="float">
            <text:p>0</text:p>
          </table:table-cell>
          <table:table-cell table:style-name="ce36" table:formula="of:=[.I15]/(24*60)" office:value-type="time" office:time-value="PT00H00M00S" calcext:value-type="time">
            <text:p>00:00</text:p>
          </table:table-cell>
          <table:table-cell table:style-name="ce38" table:formula="of:=IF([.F15]&lt;=0;[.I15]*[.N15];MIN([.I15]*[.N15];[.F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]/[.M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6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];[Arbeitstypen.$A$2:.$B$6];2;0)" office:value-type="string" office:string-value="" calcext:value-type="error">
            <text:p>#N/A</text:p>
          </table:table-cell>
          <table:table-cell table:style-name="ce32" table:formula="of:=[.B16]*[.N16]" office:value-type="currency" office:currency="SFr." office:value="0" calcext:value-type="currency">
            <text:p>SFr. 0.00</text:p>
          </table:table-cell>
          <table:table-cell table:style-name="ce34" table:formula="of:=IF([.E16]&lt;=0;CEILING([.B16];15);MIN(CEILING([.B16];15);[.E16]))" office:value-type="float" office:value="0" calcext:value-type="float">
            <text:p>0</text:p>
          </table:table-cell>
          <table:table-cell table:style-name="ce36" table:formula="of:=[.I16]/(24*60)" office:value-type="time" office:time-value="PT00H00M00S" calcext:value-type="time">
            <text:p>00:00</text:p>
          </table:table-cell>
          <table:table-cell table:style-name="ce38" table:formula="of:=IF([.F16]&lt;=0;[.I16]*[.N16];MIN([.I16]*[.N16];[.F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]/[.M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6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];[Arbeitstypen.$A$2:.$B$6];2;0)" office:value-type="string" office:string-value="" calcext:value-type="error">
            <text:p>#N/A</text:p>
          </table:table-cell>
          <table:table-cell table:style-name="ce32" table:formula="of:=[.B17]*[.N17]" office:value-type="currency" office:currency="SFr." office:value="0" calcext:value-type="currency">
            <text:p>SFr. 0.00</text:p>
          </table:table-cell>
          <table:table-cell table:style-name="ce34" table:formula="of:=IF([.E17]&lt;=0;CEILING([.B17];15);MIN(CEILING([.B17];15);[.E17]))" office:value-type="float" office:value="0" calcext:value-type="float">
            <text:p>0</text:p>
          </table:table-cell>
          <table:table-cell table:style-name="ce36" table:formula="of:=[.I17]/(24*60)" office:value-type="time" office:time-value="PT00H00M00S" calcext:value-type="time">
            <text:p>00:00</text:p>
          </table:table-cell>
          <table:table-cell table:style-name="ce38" table:formula="of:=IF([.F17]&lt;=0;[.I17]*[.N17];MIN([.I17]*[.N17];[.F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]/[.M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6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];[Arbeitstypen.$A$2:.$B$6];2;0)" office:value-type="string" office:string-value="" calcext:value-type="error">
            <text:p>#N/A</text:p>
          </table:table-cell>
          <table:table-cell table:style-name="ce32" table:formula="of:=[.B18]*[.N18]" office:value-type="currency" office:currency="SFr." office:value="0" calcext:value-type="currency">
            <text:p>SFr. 0.00</text:p>
          </table:table-cell>
          <table:table-cell table:style-name="ce34" table:formula="of:=IF([.E18]&lt;=0;CEILING([.B18];15);MIN(CEILING([.B18];15);[.E18]))" office:value-type="float" office:value="0" calcext:value-type="float">
            <text:p>0</text:p>
          </table:table-cell>
          <table:table-cell table:style-name="ce36" table:formula="of:=[.I18]/(24*60)" office:value-type="time" office:time-value="PT00H00M00S" calcext:value-type="time">
            <text:p>00:00</text:p>
          </table:table-cell>
          <table:table-cell table:style-name="ce38" table:formula="of:=IF([.F18]&lt;=0;[.I18]*[.N18];MIN([.I18]*[.N18];[.F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]/[.M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6">
          <table:table-cell table:style-name="ce93"/>
          <table:table-cell table:style-name="ce98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];[Arbeitstypen.$A$2:.$B$6];2;0)" office:value-type="string" office:string-value="" calcext:value-type="error">
            <text:p>#N/A</text:p>
          </table:table-cell>
          <table:table-cell table:style-name="ce32" table:formula="of:=[.B19]*[.N19]" office:value-type="currency" office:currency="SFr." office:value="0" calcext:value-type="currency">
            <text:p>SFr. 0.00</text:p>
          </table:table-cell>
          <table:table-cell table:style-name="ce34" table:formula="of:=IF([.E19]&lt;=0;CEILING([.B19];15);MIN(CEILING([.B19];15);[.E19]))" office:value-type="float" office:value="0" calcext:value-type="float">
            <text:p>0</text:p>
          </table:table-cell>
          <table:table-cell table:style-name="ce36" table:formula="of:=[.I19]/(24*60)" office:value-type="time" office:time-value="PT00H00M00S" calcext:value-type="time">
            <text:p>00:00</text:p>
          </table:table-cell>
          <table:table-cell table:style-name="ce38" table:formula="of:=IF([.F19]&lt;=0;[.I19]*[.N19];MIN([.I19]*[.N19];[.F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]/[.M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6">
          <table:table-cell table:style-name="ce93"/>
          <table:table-cell table:style-name="ce98"/>
          <table:table-cell table:style-name="ce97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];[Arbeitstypen.$A$2:.$B$6];2;0)" office:value-type="string" office:string-value="" calcext:value-type="error">
            <text:p>#N/A</text:p>
          </table:table-cell>
          <table:table-cell table:style-name="ce32" table:formula="of:=[.B20]*[.N20]" office:value-type="currency" office:currency="SFr." office:value="0" calcext:value-type="currency">
            <text:p>SFr. 0.00</text:p>
          </table:table-cell>
          <table:table-cell table:style-name="ce34" table:formula="of:=IF([.E20]&lt;=0;CEILING([.B20];15);MIN(CEILING([.B20];15);[.E20]))" office:value-type="float" office:value="0" calcext:value-type="float">
            <text:p>0</text:p>
          </table:table-cell>
          <table:table-cell table:style-name="ce36" table:formula="of:=[.I20]/(24*60)" office:value-type="time" office:time-value="PT00H00M00S" calcext:value-type="time">
            <text:p>00:00</text:p>
          </table:table-cell>
          <table:table-cell table:style-name="ce38" table:formula="of:=IF([.F20]&lt;=0;[.I20]*[.N20];MIN([.I20]*[.N20];[.F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]/[.M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I21]/(24*60)" office:value-type="time" office:time-value="PT00H00M00S" calcext:value-type="time">
            <text:p>00:00</text:p>
          </table:table-cell>
          <table:table-cell table:style-name="ce38" table:formula="of:=IF([.F21]&lt;=0;[.I21]*[.N21];MIN([.I21]*[.N21];[.F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]/[.M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I22]/(24*60)" office:value-type="time" office:time-value="PT00H00M00S" calcext:value-type="time">
            <text:p>00:00</text:p>
          </table:table-cell>
          <table:table-cell table:style-name="ce38" table:formula="of:=IF([.F22]&lt;=0;[.I22]*[.N22];MIN([.I22]*[.N22];[.F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]/[.M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I23]/(24*60)" office:value-type="time" office:time-value="PT00H00M00S" calcext:value-type="time">
            <text:p>00:00</text:p>
          </table:table-cell>
          <table:table-cell table:style-name="ce38" table:formula="of:=IF([.F23]&lt;=0;[.I23]*[.N23];MIN([.I23]*[.N23];[.F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]/[.M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I24]/(24*60)" office:value-type="time" office:time-value="PT00H00M00S" calcext:value-type="time">
            <text:p>00:00</text:p>
          </table:table-cell>
          <table:table-cell table:style-name="ce38" table:formula="of:=IF([.F24]&lt;=0;[.I24]*[.N24];MIN([.I24]*[.N24];[.F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]/[.M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I25]/(24*60)" office:value-type="time" office:time-value="PT00H00M00S" calcext:value-type="time">
            <text:p>00:00</text:p>
          </table:table-cell>
          <table:table-cell table:style-name="ce38" table:formula="of:=IF([.F25]&lt;=0;[.I25]*[.N25];MIN([.I25]*[.N25];[.F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]/[.M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I26]/(24*60)" office:value-type="time" office:time-value="PT00H00M00S" calcext:value-type="time">
            <text:p>00:00</text:p>
          </table:table-cell>
          <table:table-cell table:style-name="ce38" table:formula="of:=IF([.F26]&lt;=0;[.I26]*[.N26];MIN([.I26]*[.N26];[.F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]/[.M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I27]/(24*60)" office:value-type="time" office:time-value="PT00H00M00S" calcext:value-type="time">
            <text:p>00:00</text:p>
          </table:table-cell>
          <table:table-cell table:style-name="ce38" table:formula="of:=IF([.F27]&lt;=0;[.I27]*[.N27];MIN([.I27]*[.N27];[.F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]/[.M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I28]/(24*60)" office:value-type="time" office:time-value="PT00H00M00S" calcext:value-type="time">
            <text:p>00:00</text:p>
          </table:table-cell>
          <table:table-cell table:style-name="ce38" table:formula="of:=IF([.F28]&lt;=0;[.I28]*[.N28];MIN([.I28]*[.N28];[.F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]/[.M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I29]/(24*60)" office:value-type="time" office:time-value="PT00H00M00S" calcext:value-type="time">
            <text:p>00:00</text:p>
          </table:table-cell>
          <table:table-cell table:style-name="ce38" table:formula="of:=IF([.F29]&lt;=0;[.I29]*[.N29];MIN([.I29]*[.N29];[.F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]/[.M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I30]/(24*60)" office:value-type="time" office:time-value="PT00H00M00S" calcext:value-type="time">
            <text:p>00:00</text:p>
          </table:table-cell>
          <table:table-cell table:style-name="ce38" table:formula="of:=IF([.F30]&lt;=0;[.I30]*[.N30];MIN([.I30]*[.N30];[.F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]/[.M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I31]/(24*60)" office:value-type="time" office:time-value="PT00H00M00S" calcext:value-type="time">
            <text:p>00:00</text:p>
          </table:table-cell>
          <table:table-cell table:style-name="ce38" table:formula="of:=IF([.F31]&lt;=0;[.I31]*[.N31];MIN([.I31]*[.N31];[.F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]/[.M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I32]/(24*60)" office:value-type="time" office:time-value="PT00H00M00S" calcext:value-type="time">
            <text:p>00:00</text:p>
          </table:table-cell>
          <table:table-cell table:style-name="ce38" table:formula="of:=IF([.F32]&lt;=0;[.I32]*[.N32];MIN([.I32]*[.N32];[.F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2]/[.M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I33]/(24*60)" office:value-type="time" office:time-value="PT00H00M00S" calcext:value-type="time">
            <text:p>00:00</text:p>
          </table:table-cell>
          <table:table-cell table:style-name="ce38" table:formula="of:=IF([.F33]&lt;=0;[.I33]*[.N33];MIN([.I33]*[.N33];[.F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3]/[.M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I34]/(24*60)" office:value-type="time" office:time-value="PT00H00M00S" calcext:value-type="time">
            <text:p>00:00</text:p>
          </table:table-cell>
          <table:table-cell table:style-name="ce38" table:formula="of:=IF([.F34]&lt;=0;[.I34]*[.N34];MIN([.I34]*[.N34];[.F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4]/[.M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I35]/(24*60)" office:value-type="time" office:time-value="PT00H00M00S" calcext:value-type="time">
            <text:p>00:00</text:p>
          </table:table-cell>
          <table:table-cell table:style-name="ce38" table:formula="of:=IF([.F35]&lt;=0;[.I35]*[.N35];MIN([.I35]*[.N35];[.F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5]/[.M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I36]/(24*60)" office:value-type="time" office:time-value="PT00H00M00S" calcext:value-type="time">
            <text:p>00:00</text:p>
          </table:table-cell>
          <table:table-cell table:style-name="ce38" table:formula="of:=IF([.F36]&lt;=0;[.I36]*[.N36];MIN([.I36]*[.N36];[.F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6]/[.M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I37]/(24*60)" office:value-type="time" office:time-value="PT00H00M00S" calcext:value-type="time">
            <text:p>00:00</text:p>
          </table:table-cell>
          <table:table-cell table:style-name="ce38" table:formula="of:=IF([.F37]&lt;=0;[.I37]*[.N37];MIN([.I37]*[.N37];[.F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7]/[.M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I38]/(24*60)" office:value-type="time" office:time-value="PT00H00M00S" calcext:value-type="time">
            <text:p>00:00</text:p>
          </table:table-cell>
          <table:table-cell table:style-name="ce38" table:formula="of:=IF([.F38]&lt;=0;[.I38]*[.N38];MIN([.I38]*[.N38];[.F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8]/[.M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I39]/(24*60)" office:value-type="time" office:time-value="PT00H00M00S" calcext:value-type="time">
            <text:p>00:00</text:p>
          </table:table-cell>
          <table:table-cell table:style-name="ce38" table:formula="of:=IF([.F39]&lt;=0;[.I39]*[.N39];MIN([.I39]*[.N39];[.F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9]/[.M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I40]/(24*60)" office:value-type="time" office:time-value="PT00H00M00S" calcext:value-type="time">
            <text:p>00:00</text:p>
          </table:table-cell>
          <table:table-cell table:style-name="ce38" table:formula="of:=IF([.F40]&lt;=0;[.I40]*[.N40];MIN([.I40]*[.N40];[.F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0]/[.M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I41]/(24*60)" office:value-type="time" office:time-value="PT00H00M00S" calcext:value-type="time">
            <text:p>00:00</text:p>
          </table:table-cell>
          <table:table-cell table:style-name="ce38" table:formula="of:=IF([.F41]&lt;=0;[.I41]*[.N41];MIN([.I41]*[.N41];[.F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1]/[.M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I42]/(24*60)" office:value-type="time" office:time-value="PT00H00M00S" calcext:value-type="time">
            <text:p>00:00</text:p>
          </table:table-cell>
          <table:table-cell table:style-name="ce38" table:formula="of:=IF([.F42]&lt;=0;[.I42]*[.N42];MIN([.I42]*[.N42];[.F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2]/[.M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I43]/(24*60)" office:value-type="time" office:time-value="PT00H00M00S" calcext:value-type="time">
            <text:p>00:00</text:p>
          </table:table-cell>
          <table:table-cell table:style-name="ce38" table:formula="of:=IF([.F43]&lt;=0;[.I43]*[.N43];MIN([.I43]*[.N43];[.F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3]/[.M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I44]/(24*60)" office:value-type="time" office:time-value="PT00H00M00S" calcext:value-type="time">
            <text:p>00:00</text:p>
          </table:table-cell>
          <table:table-cell table:style-name="ce38" table:formula="of:=IF([.F44]&lt;=0;[.I44]*[.N44];MIN([.I44]*[.N44];[.F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4]/[.M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I45]/(24*60)" office:value-type="time" office:time-value="PT00H00M00S" calcext:value-type="time">
            <text:p>00:00</text:p>
          </table:table-cell>
          <table:table-cell table:style-name="ce38" table:formula="of:=IF([.F45]&lt;=0;[.I45]*[.N45];MIN([.I45]*[.N45];[.F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5]/[.M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I46]/(24*60)" office:value-type="time" office:time-value="PT00H00M00S" calcext:value-type="time">
            <text:p>00:00</text:p>
          </table:table-cell>
          <table:table-cell table:style-name="ce38" table:formula="of:=IF([.F46]&lt;=0;[.I46]*[.N46];MIN([.I46]*[.N46];[.F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6]/[.M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I47]/(24*60)" office:value-type="time" office:time-value="PT00H00M00S" calcext:value-type="time">
            <text:p>00:00</text:p>
          </table:table-cell>
          <table:table-cell table:style-name="ce38" table:formula="of:=IF([.F47]&lt;=0;[.I47]*[.N47];MIN([.I47]*[.N47];[.F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7]/[.M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I48]/(24*60)" office:value-type="time" office:time-value="PT00H00M00S" calcext:value-type="time">
            <text:p>00:00</text:p>
          </table:table-cell>
          <table:table-cell table:style-name="ce38" table:formula="of:=IF([.F48]&lt;=0;[.I48]*[.N48];MIN([.I48]*[.N48];[.F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8]/[.M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I49]/(24*60)" office:value-type="time" office:time-value="PT00H00M00S" calcext:value-type="time">
            <text:p>00:00</text:p>
          </table:table-cell>
          <table:table-cell table:style-name="ce38" table:formula="of:=IF([.F49]&lt;=0;[.I49]*[.N49];MIN([.I49]*[.N49];[.F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9]/[.M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I50]/(24*60)" office:value-type="time" office:time-value="PT00H00M00S" calcext:value-type="time">
            <text:p>00:00</text:p>
          </table:table-cell>
          <table:table-cell table:style-name="ce38" table:formula="of:=IF([.F50]&lt;=0;[.I50]*[.N50];MIN([.I50]*[.N50];[.F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0]/[.M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I51]/(24*60)" office:value-type="time" office:time-value="PT00H00M00S" calcext:value-type="time">
            <text:p>00:00</text:p>
          </table:table-cell>
          <table:table-cell table:style-name="ce38" table:formula="of:=IF([.F51]&lt;=0;[.I51]*[.N51];MIN([.I51]*[.N51];[.F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1]/[.M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I52]/(24*60)" office:value-type="time" office:time-value="PT00H00M00S" calcext:value-type="time">
            <text:p>00:00</text:p>
          </table:table-cell>
          <table:table-cell table:style-name="ce38" table:formula="of:=IF([.F52]&lt;=0;[.I52]*[.N52];MIN([.I52]*[.N52];[.F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2]/[.M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I53]/(24*60)" office:value-type="time" office:time-value="PT00H00M00S" calcext:value-type="time">
            <text:p>00:00</text:p>
          </table:table-cell>
          <table:table-cell table:style-name="ce38" table:formula="of:=IF([.F53]&lt;=0;[.I53]*[.N53];MIN([.I53]*[.N53];[.F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3]/[.M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I54]/(24*60)" office:value-type="time" office:time-value="PT00H00M00S" calcext:value-type="time">
            <text:p>00:00</text:p>
          </table:table-cell>
          <table:table-cell table:style-name="ce38" table:formula="of:=IF([.F54]&lt;=0;[.I54]*[.N54];MIN([.I54]*[.N54];[.F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4]/[.M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I55]/(24*60)" office:value-type="time" office:time-value="PT00H00M00S" calcext:value-type="time">
            <text:p>00:00</text:p>
          </table:table-cell>
          <table:table-cell table:style-name="ce38" table:formula="of:=IF([.F55]&lt;=0;[.I55]*[.N55];MIN([.I55]*[.N55];[.F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5]/[.M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I56]/(24*60)" office:value-type="time" office:time-value="PT00H00M00S" calcext:value-type="time">
            <text:p>00:00</text:p>
          </table:table-cell>
          <table:table-cell table:style-name="ce38" table:formula="of:=IF([.F56]&lt;=0;[.I56]*[.N56];MIN([.I56]*[.N56];[.F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6]/[.M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I57]/(24*60)" office:value-type="time" office:time-value="PT00H00M00S" calcext:value-type="time">
            <text:p>00:00</text:p>
          </table:table-cell>
          <table:table-cell table:style-name="ce38" table:formula="of:=IF([.F57]&lt;=0;[.I57]*[.N57];MIN([.I57]*[.N57];[.F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7]/[.M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I58]/(24*60)" office:value-type="time" office:time-value="PT00H00M00S" calcext:value-type="time">
            <text:p>00:00</text:p>
          </table:table-cell>
          <table:table-cell table:style-name="ce38" table:formula="of:=IF([.F58]&lt;=0;[.I58]*[.N58];MIN([.I58]*[.N58];[.F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8]/[.M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I59]/(24*60)" office:value-type="time" office:time-value="PT00H00M00S" calcext:value-type="time">
            <text:p>00:00</text:p>
          </table:table-cell>
          <table:table-cell table:style-name="ce38" table:formula="of:=IF([.F59]&lt;=0;[.I59]*[.N59];MIN([.I59]*[.N59];[.F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9]/[.M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I60]/(24*60)" office:value-type="time" office:time-value="PT00H00M00S" calcext:value-type="time">
            <text:p>00:00</text:p>
          </table:table-cell>
          <table:table-cell table:style-name="ce38" table:formula="of:=IF([.F60]&lt;=0;[.I60]*[.N60];MIN([.I60]*[.N60];[.F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0]/[.M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I61]/(24*60)" office:value-type="time" office:time-value="PT00H00M00S" calcext:value-type="time">
            <text:p>00:00</text:p>
          </table:table-cell>
          <table:table-cell table:style-name="ce38" table:formula="of:=IF([.F61]&lt;=0;[.I61]*[.N61];MIN([.I61]*[.N61];[.F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1]/[.M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I62]/(24*60)" office:value-type="time" office:time-value="PT00H00M00S" calcext:value-type="time">
            <text:p>00:00</text:p>
          </table:table-cell>
          <table:table-cell table:style-name="ce38" table:formula="of:=IF([.F62]&lt;=0;[.I62]*[.N62];MIN([.I62]*[.N62];[.F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2]/[.M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I63]/(24*60)" office:value-type="time" office:time-value="PT00H00M00S" calcext:value-type="time">
            <text:p>00:00</text:p>
          </table:table-cell>
          <table:table-cell table:style-name="ce38" table:formula="of:=IF([.F63]&lt;=0;[.I63]*[.N63];MIN([.I63]*[.N63];[.F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3]/[.M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I64]/(24*60)" office:value-type="time" office:time-value="PT00H00M00S" calcext:value-type="time">
            <text:p>00:00</text:p>
          </table:table-cell>
          <table:table-cell table:style-name="ce38" table:formula="of:=IF([.F64]&lt;=0;[.I64]*[.N64];MIN([.I64]*[.N64];[.F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4]/[.M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I65]/(24*60)" office:value-type="time" office:time-value="PT00H00M00S" calcext:value-type="time">
            <text:p>00:00</text:p>
          </table:table-cell>
          <table:table-cell table:style-name="ce38" table:formula="of:=IF([.F65]&lt;=0;[.I65]*[.N65];MIN([.I65]*[.N65];[.F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5]/[.M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I66]/(24*60)" office:value-type="time" office:time-value="PT00H00M00S" calcext:value-type="time">
            <text:p>00:00</text:p>
          </table:table-cell>
          <table:table-cell table:style-name="ce38" table:formula="of:=IF([.F66]&lt;=0;[.I66]*[.N66];MIN([.I66]*[.N66];[.F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6]/[.M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I67]/(24*60)" office:value-type="time" office:time-value="PT00H00M00S" calcext:value-type="time">
            <text:p>00:00</text:p>
          </table:table-cell>
          <table:table-cell table:style-name="ce38" table:formula="of:=IF([.F67]&lt;=0;[.I67]*[.N67];MIN([.I67]*[.N67];[.F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7]/[.M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I68]/(24*60)" office:value-type="time" office:time-value="PT00H00M00S" calcext:value-type="time">
            <text:p>00:00</text:p>
          </table:table-cell>
          <table:table-cell table:style-name="ce38" table:formula="of:=IF([.F68]&lt;=0;[.I68]*[.N68];MIN([.I68]*[.N68];[.F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8]/[.M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I69]/(24*60)" office:value-type="time" office:time-value="PT00H00M00S" calcext:value-type="time">
            <text:p>00:00</text:p>
          </table:table-cell>
          <table:table-cell table:style-name="ce38" table:formula="of:=IF([.F69]&lt;=0;[.I69]*[.N69];MIN([.I69]*[.N69];[.F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9]/[.M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I70]/(24*60)" office:value-type="time" office:time-value="PT00H00M00S" calcext:value-type="time">
            <text:p>00:00</text:p>
          </table:table-cell>
          <table:table-cell table:style-name="ce38" table:formula="of:=IF([.F70]&lt;=0;[.I70]*[.N70];MIN([.I70]*[.N70];[.F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0]/[.M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I71]/(24*60)" office:value-type="time" office:time-value="PT00H00M00S" calcext:value-type="time">
            <text:p>00:00</text:p>
          </table:table-cell>
          <table:table-cell table:style-name="ce38" table:formula="of:=IF([.F71]&lt;=0;[.I71]*[.N71];MIN([.I71]*[.N71];[.F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1]/[.M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I72]/(24*60)" office:value-type="time" office:time-value="PT00H00M00S" calcext:value-type="time">
            <text:p>00:00</text:p>
          </table:table-cell>
          <table:table-cell table:style-name="ce38" table:formula="of:=IF([.F72]&lt;=0;[.I72]*[.N72];MIN([.I72]*[.N72];[.F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2]/[.M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I73]/(24*60)" office:value-type="time" office:time-value="PT00H00M00S" calcext:value-type="time">
            <text:p>00:00</text:p>
          </table:table-cell>
          <table:table-cell table:style-name="ce38" table:formula="of:=IF([.F73]&lt;=0;[.I73]*[.N73];MIN([.I73]*[.N73];[.F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3]/[.M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I74]/(24*60)" office:value-type="time" office:time-value="PT00H00M00S" calcext:value-type="time">
            <text:p>00:00</text:p>
          </table:table-cell>
          <table:table-cell table:style-name="ce38" table:formula="of:=IF([.F74]&lt;=0;[.I74]*[.N74];MIN([.I74]*[.N74];[.F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4]/[.M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I75]/(24*60)" office:value-type="time" office:time-value="PT00H00M00S" calcext:value-type="time">
            <text:p>00:00</text:p>
          </table:table-cell>
          <table:table-cell table:style-name="ce38" table:formula="of:=IF([.F75]&lt;=0;[.I75]*[.N75];MIN([.I75]*[.N75];[.F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5]/[.M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I76]/(24*60)" office:value-type="time" office:time-value="PT00H00M00S" calcext:value-type="time">
            <text:p>00:00</text:p>
          </table:table-cell>
          <table:table-cell table:style-name="ce38" table:formula="of:=IF([.F76]&lt;=0;[.I76]*[.N76];MIN([.I76]*[.N76];[.F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6]/[.M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I77]/(24*60)" office:value-type="time" office:time-value="PT00H00M00S" calcext:value-type="time">
            <text:p>00:00</text:p>
          </table:table-cell>
          <table:table-cell table:style-name="ce38" table:formula="of:=IF([.F77]&lt;=0;[.I77]*[.N77];MIN([.I77]*[.N77];[.F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7]/[.M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I78]/(24*60)" office:value-type="time" office:time-value="PT00H00M00S" calcext:value-type="time">
            <text:p>00:00</text:p>
          </table:table-cell>
          <table:table-cell table:style-name="ce38" table:formula="of:=IF([.F78]&lt;=0;[.I78]*[.N78];MIN([.I78]*[.N78];[.F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8]/[.M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I79]/(24*60)" office:value-type="time" office:time-value="PT00H00M00S" calcext:value-type="time">
            <text:p>00:00</text:p>
          </table:table-cell>
          <table:table-cell table:style-name="ce38" table:formula="of:=IF([.F79]&lt;=0;[.I79]*[.N79];MIN([.I79]*[.N79];[.F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9]/[.M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I80]/(24*60)" office:value-type="time" office:time-value="PT00H00M00S" calcext:value-type="time">
            <text:p>00:00</text:p>
          </table:table-cell>
          <table:table-cell table:style-name="ce38" table:formula="of:=IF([.F80]&lt;=0;[.I80]*[.N80];MIN([.I80]*[.N80];[.F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0]/[.M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I81]/(24*60)" office:value-type="time" office:time-value="PT00H00M00S" calcext:value-type="time">
            <text:p>00:00</text:p>
          </table:table-cell>
          <table:table-cell table:style-name="ce38" table:formula="of:=IF([.F81]&lt;=0;[.I81]*[.N81];MIN([.I81]*[.N81];[.F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1]/[.M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I82]/(24*60)" office:value-type="time" office:time-value="PT00H00M00S" calcext:value-type="time">
            <text:p>00:00</text:p>
          </table:table-cell>
          <table:table-cell table:style-name="ce38" table:formula="of:=IF([.F82]&lt;=0;[.I82]*[.N82];MIN([.I82]*[.N82];[.F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2]/[.M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I83]/(24*60)" office:value-type="time" office:time-value="PT00H00M00S" calcext:value-type="time">
            <text:p>00:00</text:p>
          </table:table-cell>
          <table:table-cell table:style-name="ce38" table:formula="of:=IF([.F83]&lt;=0;[.I83]*[.N83];MIN([.I83]*[.N83];[.F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3]/[.M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I84]/(24*60)" office:value-type="time" office:time-value="PT00H00M00S" calcext:value-type="time">
            <text:p>00:00</text:p>
          </table:table-cell>
          <table:table-cell table:style-name="ce38" table:formula="of:=IF([.F84]&lt;=0;[.I84]*[.N84];MIN([.I84]*[.N84];[.F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4]/[.M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I85]/(24*60)" office:value-type="time" office:time-value="PT00H00M00S" calcext:value-type="time">
            <text:p>00:00</text:p>
          </table:table-cell>
          <table:table-cell table:style-name="ce38" table:formula="of:=IF([.F85]&lt;=0;[.I85]*[.N85];MIN([.I85]*[.N85];[.F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5]/[.M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I86]/(24*60)" office:value-type="time" office:time-value="PT00H00M00S" calcext:value-type="time">
            <text:p>00:00</text:p>
          </table:table-cell>
          <table:table-cell table:style-name="ce38" table:formula="of:=IF([.F86]&lt;=0;[.I86]*[.N86];MIN([.I86]*[.N86];[.F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6]/[.M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I87]/(24*60)" office:value-type="time" office:time-value="PT00H00M00S" calcext:value-type="time">
            <text:p>00:00</text:p>
          </table:table-cell>
          <table:table-cell table:style-name="ce38" table:formula="of:=IF([.F87]&lt;=0;[.I87]*[.N87];MIN([.I87]*[.N87];[.F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7]/[.M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I88]/(24*60)" office:value-type="time" office:time-value="PT00H00M00S" calcext:value-type="time">
            <text:p>00:00</text:p>
          </table:table-cell>
          <table:table-cell table:style-name="ce38" table:formula="of:=IF([.F88]&lt;=0;[.I88]*[.N88];MIN([.I88]*[.N88];[.F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8]/[.M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I89]/(24*60)" office:value-type="time" office:time-value="PT00H00M00S" calcext:value-type="time">
            <text:p>00:00</text:p>
          </table:table-cell>
          <table:table-cell table:style-name="ce38" table:formula="of:=IF([.F89]&lt;=0;[.I89]*[.N89];MIN([.I89]*[.N89];[.F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9]/[.M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I90]/(24*60)" office:value-type="time" office:time-value="PT00H00M00S" calcext:value-type="time">
            <text:p>00:00</text:p>
          </table:table-cell>
          <table:table-cell table:style-name="ce38" table:formula="of:=IF([.F90]&lt;=0;[.I90]*[.N90];MIN([.I90]*[.N90];[.F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0]/[.M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I91]/(24*60)" office:value-type="time" office:time-value="PT00H00M00S" calcext:value-type="time">
            <text:p>00:00</text:p>
          </table:table-cell>
          <table:table-cell table:style-name="ce38" table:formula="of:=IF([.F91]&lt;=0;[.I91]*[.N91];MIN([.I91]*[.N91];[.F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1]/[.M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I92]/(24*60)" office:value-type="time" office:time-value="PT00H00M00S" calcext:value-type="time">
            <text:p>00:00</text:p>
          </table:table-cell>
          <table:table-cell table:style-name="ce38" table:formula="of:=IF([.F92]&lt;=0;[.I92]*[.N92];MIN([.I92]*[.N92];[.F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2]/[.M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I93]/(24*60)" office:value-type="time" office:time-value="PT00H00M00S" calcext:value-type="time">
            <text:p>00:00</text:p>
          </table:table-cell>
          <table:table-cell table:style-name="ce38" table:formula="of:=IF([.F93]&lt;=0;[.I93]*[.N93];MIN([.I93]*[.N93];[.F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3]/[.M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I94]/(24*60)" office:value-type="time" office:time-value="PT00H00M00S" calcext:value-type="time">
            <text:p>00:00</text:p>
          </table:table-cell>
          <table:table-cell table:style-name="ce38" table:formula="of:=IF([.F94]&lt;=0;[.I94]*[.N94];MIN([.I94]*[.N94];[.F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4]/[.M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I95]/(24*60)" office:value-type="time" office:time-value="PT00H00M00S" calcext:value-type="time">
            <text:p>00:00</text:p>
          </table:table-cell>
          <table:table-cell table:style-name="ce38" table:formula="of:=IF([.F95]&lt;=0;[.I95]*[.N95];MIN([.I95]*[.N95];[.F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5]/[.M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I96]/(24*60)" office:value-type="time" office:time-value="PT00H00M00S" calcext:value-type="time">
            <text:p>00:00</text:p>
          </table:table-cell>
          <table:table-cell table:style-name="ce38" table:formula="of:=IF([.F96]&lt;=0;[.I96]*[.N96];MIN([.I96]*[.N96];[.F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6]/[.M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I97]/(24*60)" office:value-type="time" office:time-value="PT00H00M00S" calcext:value-type="time">
            <text:p>00:00</text:p>
          </table:table-cell>
          <table:table-cell table:style-name="ce38" table:formula="of:=IF([.F97]&lt;=0;[.I97]*[.N97];MIN([.I97]*[.N97];[.F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7]/[.M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I98]/(24*60)" office:value-type="time" office:time-value="PT00H00M00S" calcext:value-type="time">
            <text:p>00:00</text:p>
          </table:table-cell>
          <table:table-cell table:style-name="ce38" table:formula="of:=IF([.F98]&lt;=0;[.I98]*[.N98];MIN([.I98]*[.N98];[.F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8]/[.M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I99]/(24*60)" office:value-type="time" office:time-value="PT00H00M00S" calcext:value-type="time">
            <text:p>00:00</text:p>
          </table:table-cell>
          <table:table-cell table:style-name="ce38" table:formula="of:=IF([.F99]&lt;=0;[.I99]*[.N99];MIN([.I99]*[.N99];[.F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9]/[.M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I100]/(24*60)" office:value-type="time" office:time-value="PT00H00M00S" calcext:value-type="time">
            <text:p>00:00</text:p>
          </table:table-cell>
          <table:table-cell table:style-name="ce38" table:formula="of:=IF([.F100]&lt;=0;[.I100]*[.N100];MIN([.I100]*[.N100];[.F1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0]/[.M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I101]/(24*60)" office:value-type="time" office:time-value="PT00H00M00S" calcext:value-type="time">
            <text:p>00:00</text:p>
          </table:table-cell>
          <table:table-cell table:style-name="ce38" table:formula="of:=IF([.F101]&lt;=0;[.I101]*[.N101];MIN([.I101]*[.N101];[.F1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1]/[.M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I102]/(24*60)" office:value-type="time" office:time-value="PT00H00M00S" calcext:value-type="time">
            <text:p>00:00</text:p>
          </table:table-cell>
          <table:table-cell table:style-name="ce38" table:formula="of:=IF([.F102]&lt;=0;[.I102]*[.N102];MIN([.I102]*[.N102];[.F1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2]/[.M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I103]/(24*60)" office:value-type="time" office:time-value="PT00H00M00S" calcext:value-type="time">
            <text:p>00:00</text:p>
          </table:table-cell>
          <table:table-cell table:style-name="ce38" table:formula="of:=IF([.F103]&lt;=0;[.I103]*[.N103];MIN([.I103]*[.N103];[.F1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3]/[.M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I104]/(24*60)" office:value-type="time" office:time-value="PT00H00M00S" calcext:value-type="time">
            <text:p>00:00</text:p>
          </table:table-cell>
          <table:table-cell table:style-name="ce38" table:formula="of:=IF([.F104]&lt;=0;[.I104]*[.N104];MIN([.I104]*[.N104];[.F1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4]/[.M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I105]/(24*60)" office:value-type="time" office:time-value="PT00H00M00S" calcext:value-type="time">
            <text:p>00:00</text:p>
          </table:table-cell>
          <table:table-cell table:style-name="ce38" table:formula="of:=IF([.F105]&lt;=0;[.I105]*[.N105];MIN([.I105]*[.N105];[.F1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5]/[.M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I106]/(24*60)" office:value-type="time" office:time-value="PT00H00M00S" calcext:value-type="time">
            <text:p>00:00</text:p>
          </table:table-cell>
          <table:table-cell table:style-name="ce38" table:formula="of:=IF([.F106]&lt;=0;[.I106]*[.N106];MIN([.I106]*[.N106];[.F1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6]/[.M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I107]/(24*60)" office:value-type="time" office:time-value="PT00H00M00S" calcext:value-type="time">
            <text:p>00:00</text:p>
          </table:table-cell>
          <table:table-cell table:style-name="ce38" table:formula="of:=IF([.F107]&lt;=0;[.I107]*[.N107];MIN([.I107]*[.N107];[.F1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7]/[.M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I108]/(24*60)" office:value-type="time" office:time-value="PT00H00M00S" calcext:value-type="time">
            <text:p>00:00</text:p>
          </table:table-cell>
          <table:table-cell table:style-name="ce38" table:formula="of:=IF([.F108]&lt;=0;[.I108]*[.N108];MIN([.I108]*[.N108];[.F1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8]/[.M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I109]/(24*60)" office:value-type="time" office:time-value="PT00H00M00S" calcext:value-type="time">
            <text:p>00:00</text:p>
          </table:table-cell>
          <table:table-cell table:style-name="ce38" table:formula="of:=IF([.F109]&lt;=0;[.I109]*[.N109];MIN([.I109]*[.N109];[.F1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9]/[.M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I110]/(24*60)" office:value-type="time" office:time-value="PT00H00M00S" calcext:value-type="time">
            <text:p>00:00</text:p>
          </table:table-cell>
          <table:table-cell table:style-name="ce38" table:formula="of:=IF([.F110]&lt;=0;[.I110]*[.N110];MIN([.I110]*[.N110];[.F1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0]/[.M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I111]/(24*60)" office:value-type="time" office:time-value="PT00H00M00S" calcext:value-type="time">
            <text:p>00:00</text:p>
          </table:table-cell>
          <table:table-cell table:style-name="ce38" table:formula="of:=IF([.F111]&lt;=0;[.I111]*[.N111];MIN([.I111]*[.N111];[.F1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1]/[.M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I112]/(24*60)" office:value-type="time" office:time-value="PT00H00M00S" calcext:value-type="time">
            <text:p>00:00</text:p>
          </table:table-cell>
          <table:table-cell table:style-name="ce38" table:formula="of:=IF([.F112]&lt;=0;[.I112]*[.N112];MIN([.I112]*[.N112];[.F1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2]/[.M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I113]/(24*60)" office:value-type="time" office:time-value="PT00H00M00S" calcext:value-type="time">
            <text:p>00:00</text:p>
          </table:table-cell>
          <table:table-cell table:style-name="ce38" table:formula="of:=IF([.F113]&lt;=0;[.I113]*[.N113];MIN([.I113]*[.N113];[.F1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3]/[.M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I114]/(24*60)" office:value-type="time" office:time-value="PT00H00M00S" calcext:value-type="time">
            <text:p>00:00</text:p>
          </table:table-cell>
          <table:table-cell table:style-name="ce38" table:formula="of:=IF([.F114]&lt;=0;[.I114]*[.N114];MIN([.I114]*[.N114];[.F1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4]/[.M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I115]/(24*60)" office:value-type="time" office:time-value="PT00H00M00S" calcext:value-type="time">
            <text:p>00:00</text:p>
          </table:table-cell>
          <table:table-cell table:style-name="ce38" table:formula="of:=IF([.F115]&lt;=0;[.I115]*[.N115];MIN([.I115]*[.N115];[.F1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5]/[.M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I116]/(24*60)" office:value-type="time" office:time-value="PT00H00M00S" calcext:value-type="time">
            <text:p>00:00</text:p>
          </table:table-cell>
          <table:table-cell table:style-name="ce38" table:formula="of:=IF([.F116]&lt;=0;[.I116]*[.N116];MIN([.I116]*[.N116];[.F1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6]/[.M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I117]/(24*60)" office:value-type="time" office:time-value="PT00H00M00S" calcext:value-type="time">
            <text:p>00:00</text:p>
          </table:table-cell>
          <table:table-cell table:style-name="ce38" table:formula="of:=IF([.F117]&lt;=0;[.I117]*[.N117];MIN([.I117]*[.N117];[.F1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7]/[.M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I118]/(24*60)" office:value-type="time" office:time-value="PT00H00M00S" calcext:value-type="time">
            <text:p>00:00</text:p>
          </table:table-cell>
          <table:table-cell table:style-name="ce38" table:formula="of:=IF([.F118]&lt;=0;[.I118]*[.N118];MIN([.I118]*[.N118];[.F1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8]/[.M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I119]/(24*60)" office:value-type="time" office:time-value="PT00H00M00S" calcext:value-type="time">
            <text:p>00:00</text:p>
          </table:table-cell>
          <table:table-cell table:style-name="ce38" table:formula="of:=IF([.F119]&lt;=0;[.I119]*[.N119];MIN([.I119]*[.N119];[.F1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9]/[.M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I120]/(24*60)" office:value-type="time" office:time-value="PT00H00M00S" calcext:value-type="time">
            <text:p>00:00</text:p>
          </table:table-cell>
          <table:table-cell table:style-name="ce38" table:formula="of:=IF([.F120]&lt;=0;[.I120]*[.N120];MIN([.I120]*[.N120];[.F1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0]/[.M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I121]/(24*60)" office:value-type="time" office:time-value="PT00H00M00S" calcext:value-type="time">
            <text:p>00:00</text:p>
          </table:table-cell>
          <table:table-cell table:style-name="ce38" table:formula="of:=IF([.F121]&lt;=0;[.I121]*[.N121];MIN([.I121]*[.N121];[.F1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1]/[.M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I122]/(24*60)" office:value-type="time" office:time-value="PT00H00M00S" calcext:value-type="time">
            <text:p>00:00</text:p>
          </table:table-cell>
          <table:table-cell table:style-name="ce38" table:formula="of:=IF([.F122]&lt;=0;[.I122]*[.N122];MIN([.I122]*[.N122];[.F1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2]/[.M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I123]/(24*60)" office:value-type="time" office:time-value="PT00H00M00S" calcext:value-type="time">
            <text:p>00:00</text:p>
          </table:table-cell>
          <table:table-cell table:style-name="ce38" table:formula="of:=IF([.F123]&lt;=0;[.I123]*[.N123];MIN([.I123]*[.N123];[.F1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3]/[.M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I124]/(24*60)" office:value-type="time" office:time-value="PT00H00M00S" calcext:value-type="time">
            <text:p>00:00</text:p>
          </table:table-cell>
          <table:table-cell table:style-name="ce38" table:formula="of:=IF([.F124]&lt;=0;[.I124]*[.N124];MIN([.I124]*[.N124];[.F1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4]/[.M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I125]/(24*60)" office:value-type="time" office:time-value="PT00H00M00S" calcext:value-type="time">
            <text:p>00:00</text:p>
          </table:table-cell>
          <table:table-cell table:style-name="ce38" table:formula="of:=IF([.F125]&lt;=0;[.I125]*[.N125];MIN([.I125]*[.N125];[.F1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5]/[.M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I126]/(24*60)" office:value-type="time" office:time-value="PT00H00M00S" calcext:value-type="time">
            <text:p>00:00</text:p>
          </table:table-cell>
          <table:table-cell table:style-name="ce38" table:formula="of:=IF([.F126]&lt;=0;[.I126]*[.N126];MIN([.I126]*[.N126];[.F1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6]/[.M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I127]/(24*60)" office:value-type="time" office:time-value="PT00H00M00S" calcext:value-type="time">
            <text:p>00:00</text:p>
          </table:table-cell>
          <table:table-cell table:style-name="ce38" table:formula="of:=IF([.F127]&lt;=0;[.I127]*[.N127];MIN([.I127]*[.N127];[.F1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7]/[.M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I128]/(24*60)" office:value-type="time" office:time-value="PT00H00M00S" calcext:value-type="time">
            <text:p>00:00</text:p>
          </table:table-cell>
          <table:table-cell table:style-name="ce38" table:formula="of:=IF([.F128]&lt;=0;[.I128]*[.N128];MIN([.I128]*[.N128];[.F1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8]/[.M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I129]/(24*60)" office:value-type="time" office:time-value="PT00H00M00S" calcext:value-type="time">
            <text:p>00:00</text:p>
          </table:table-cell>
          <table:table-cell table:style-name="ce38" table:formula="of:=IF([.F129]&lt;=0;[.I129]*[.N129];MIN([.I129]*[.N129];[.F1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9]/[.M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I130]/(24*60)" office:value-type="time" office:time-value="PT00H00M00S" calcext:value-type="time">
            <text:p>00:00</text:p>
          </table:table-cell>
          <table:table-cell table:style-name="ce38" table:formula="of:=IF([.F130]&lt;=0;[.I130]*[.N130];MIN([.I130]*[.N130];[.F1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0]/[.M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I131]/(24*60)" office:value-type="time" office:time-value="PT00H00M00S" calcext:value-type="time">
            <text:p>00:00</text:p>
          </table:table-cell>
          <table:table-cell table:style-name="ce38" table:formula="of:=IF([.F131]&lt;=0;[.I131]*[.N131];MIN([.I131]*[.N131];[.F1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1]/[.M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I132]/(24*60)" office:value-type="time" office:time-value="PT00H00M00S" calcext:value-type="time">
            <text:p>00:00</text:p>
          </table:table-cell>
          <table:table-cell table:style-name="ce38" table:formula="of:=IF([.F132]&lt;=0;[.I132]*[.N132];MIN([.I132]*[.N132];[.F1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2]/[.M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I133]/(24*60)" office:value-type="time" office:time-value="PT00H00M00S" calcext:value-type="time">
            <text:p>00:00</text:p>
          </table:table-cell>
          <table:table-cell table:style-name="ce38" table:formula="of:=IF([.F133]&lt;=0;[.I133]*[.N133];MIN([.I133]*[.N133];[.F1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3]/[.M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I134]/(24*60)" office:value-type="time" office:time-value="PT00H00M00S" calcext:value-type="time">
            <text:p>00:00</text:p>
          </table:table-cell>
          <table:table-cell table:style-name="ce38" table:formula="of:=IF([.F134]&lt;=0;[.I134]*[.N134];MIN([.I134]*[.N134];[.F1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4]/[.M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I135]/(24*60)" office:value-type="time" office:time-value="PT00H00M00S" calcext:value-type="time">
            <text:p>00:00</text:p>
          </table:table-cell>
          <table:table-cell table:style-name="ce38" table:formula="of:=IF([.F135]&lt;=0;[.I135]*[.N135];MIN([.I135]*[.N135];[.F1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5]/[.M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I136]/(24*60)" office:value-type="time" office:time-value="PT00H00M00S" calcext:value-type="time">
            <text:p>00:00</text:p>
          </table:table-cell>
          <table:table-cell table:style-name="ce38" table:formula="of:=IF([.F136]&lt;=0;[.I136]*[.N136];MIN([.I136]*[.N136];[.F1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6]/[.M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I137]/(24*60)" office:value-type="time" office:time-value="PT00H00M00S" calcext:value-type="time">
            <text:p>00:00</text:p>
          </table:table-cell>
          <table:table-cell table:style-name="ce38" table:formula="of:=IF([.F137]&lt;=0;[.I137]*[.N137];MIN([.I137]*[.N137];[.F1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7]/[.M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I138]/(24*60)" office:value-type="time" office:time-value="PT00H00M00S" calcext:value-type="time">
            <text:p>00:00</text:p>
          </table:table-cell>
          <table:table-cell table:style-name="ce38" table:formula="of:=IF([.F138]&lt;=0;[.I138]*[.N138];MIN([.I138]*[.N138];[.F1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8]/[.M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I139]/(24*60)" office:value-type="time" office:time-value="PT00H00M00S" calcext:value-type="time">
            <text:p>00:00</text:p>
          </table:table-cell>
          <table:table-cell table:style-name="ce38" table:formula="of:=IF([.F139]&lt;=0;[.I139]*[.N139];MIN([.I139]*[.N139];[.F1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9]/[.M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I140]/(24*60)" office:value-type="time" office:time-value="PT00H00M00S" calcext:value-type="time">
            <text:p>00:00</text:p>
          </table:table-cell>
          <table:table-cell table:style-name="ce38" table:formula="of:=IF([.F140]&lt;=0;[.I140]*[.N140];MIN([.I140]*[.N140];[.F1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0]/[.M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I141]/(24*60)" office:value-type="time" office:time-value="PT00H00M00S" calcext:value-type="time">
            <text:p>00:00</text:p>
          </table:table-cell>
          <table:table-cell table:style-name="ce38" table:formula="of:=IF([.F141]&lt;=0;[.I141]*[.N141];MIN([.I141]*[.N141];[.F1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1]/[.M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I142]/(24*60)" office:value-type="time" office:time-value="PT00H00M00S" calcext:value-type="time">
            <text:p>00:00</text:p>
          </table:table-cell>
          <table:table-cell table:style-name="ce38" table:formula="of:=IF([.F142]&lt;=0;[.I142]*[.N142];MIN([.I142]*[.N142];[.F1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2]/[.M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I143]/(24*60)" office:value-type="time" office:time-value="PT00H00M00S" calcext:value-type="time">
            <text:p>00:00</text:p>
          </table:table-cell>
          <table:table-cell table:style-name="ce38" table:formula="of:=IF([.F143]&lt;=0;[.I143]*[.N143];MIN([.I143]*[.N143];[.F1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3]/[.M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I144]/(24*60)" office:value-type="time" office:time-value="PT00H00M00S" calcext:value-type="time">
            <text:p>00:00</text:p>
          </table:table-cell>
          <table:table-cell table:style-name="ce38" table:formula="of:=IF([.F144]&lt;=0;[.I144]*[.N144];MIN([.I144]*[.N144];[.F1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4]/[.M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I145]/(24*60)" office:value-type="time" office:time-value="PT00H00M00S" calcext:value-type="time">
            <text:p>00:00</text:p>
          </table:table-cell>
          <table:table-cell table:style-name="ce38" table:formula="of:=IF([.F145]&lt;=0;[.I145]*[.N145];MIN([.I145]*[.N145];[.F1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5]/[.M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I146]/(24*60)" office:value-type="time" office:time-value="PT00H00M00S" calcext:value-type="time">
            <text:p>00:00</text:p>
          </table:table-cell>
          <table:table-cell table:style-name="ce38" table:formula="of:=IF([.F146]&lt;=0;[.I146]*[.N146];MIN([.I146]*[.N146];[.F1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6]/[.M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I147]/(24*60)" office:value-type="time" office:time-value="PT00H00M00S" calcext:value-type="time">
            <text:p>00:00</text:p>
          </table:table-cell>
          <table:table-cell table:style-name="ce38" table:formula="of:=IF([.F147]&lt;=0;[.I147]*[.N147];MIN([.I147]*[.N147];[.F1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7]/[.M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I148]/(24*60)" office:value-type="time" office:time-value="PT00H00M00S" calcext:value-type="time">
            <text:p>00:00</text:p>
          </table:table-cell>
          <table:table-cell table:style-name="ce38" table:formula="of:=IF([.F148]&lt;=0;[.I148]*[.N148];MIN([.I148]*[.N148];[.F1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8]/[.M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I149]/(24*60)" office:value-type="time" office:time-value="PT00H00M00S" calcext:value-type="time">
            <text:p>00:00</text:p>
          </table:table-cell>
          <table:table-cell table:style-name="ce38" table:formula="of:=IF([.F149]&lt;=0;[.I149]*[.N149];MIN([.I149]*[.N149];[.F1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9]/[.M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I150]/(24*60)" office:value-type="time" office:time-value="PT00H00M00S" calcext:value-type="time">
            <text:p>00:00</text:p>
          </table:table-cell>
          <table:table-cell table:style-name="ce38" table:formula="of:=IF([.F150]&lt;=0;[.I150]*[.N150];MIN([.I150]*[.N150];[.F1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0]/[.M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I151]/(24*60)" office:value-type="time" office:time-value="PT00H00M00S" calcext:value-type="time">
            <text:p>00:00</text:p>
          </table:table-cell>
          <table:table-cell table:style-name="ce38" table:formula="of:=IF([.F151]&lt;=0;[.I151]*[.N151];MIN([.I151]*[.N151];[.F1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1]/[.M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I152]/(24*60)" office:value-type="time" office:time-value="PT00H00M00S" calcext:value-type="time">
            <text:p>00:00</text:p>
          </table:table-cell>
          <table:table-cell table:style-name="ce38" table:formula="of:=IF([.F152]&lt;=0;[.I152]*[.N152];MIN([.I152]*[.N152];[.F1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2]/[.M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I153]/(24*60)" office:value-type="time" office:time-value="PT00H00M00S" calcext:value-type="time">
            <text:p>00:00</text:p>
          </table:table-cell>
          <table:table-cell table:style-name="ce38" table:formula="of:=IF([.F153]&lt;=0;[.I153]*[.N153];MIN([.I153]*[.N153];[.F1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3]/[.M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I154]/(24*60)" office:value-type="time" office:time-value="PT00H00M00S" calcext:value-type="time">
            <text:p>00:00</text:p>
          </table:table-cell>
          <table:table-cell table:style-name="ce38" table:formula="of:=IF([.F154]&lt;=0;[.I154]*[.N154];MIN([.I154]*[.N154];[.F1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4]/[.M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I155]/(24*60)" office:value-type="time" office:time-value="PT00H00M00S" calcext:value-type="time">
            <text:p>00:00</text:p>
          </table:table-cell>
          <table:table-cell table:style-name="ce38" table:formula="of:=IF([.F155]&lt;=0;[.I155]*[.N155];MIN([.I155]*[.N155];[.F1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5]/[.M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I156]/(24*60)" office:value-type="time" office:time-value="PT00H00M00S" calcext:value-type="time">
            <text:p>00:00</text:p>
          </table:table-cell>
          <table:table-cell table:style-name="ce38" table:formula="of:=IF([.F156]&lt;=0;[.I156]*[.N156];MIN([.I156]*[.N156];[.F1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6]/[.M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I157]/(24*60)" office:value-type="time" office:time-value="PT00H00M00S" calcext:value-type="time">
            <text:p>00:00</text:p>
          </table:table-cell>
          <table:table-cell table:style-name="ce38" table:formula="of:=IF([.F157]&lt;=0;[.I157]*[.N157];MIN([.I157]*[.N157];[.F1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7]/[.M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I158]/(24*60)" office:value-type="time" office:time-value="PT00H00M00S" calcext:value-type="time">
            <text:p>00:00</text:p>
          </table:table-cell>
          <table:table-cell table:style-name="ce38" table:formula="of:=IF([.F158]&lt;=0;[.I158]*[.N158];MIN([.I158]*[.N158];[.F1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8]/[.M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I159]/(24*60)" office:value-type="time" office:time-value="PT00H00M00S" calcext:value-type="time">
            <text:p>00:00</text:p>
          </table:table-cell>
          <table:table-cell table:style-name="ce38" table:formula="of:=IF([.F159]&lt;=0;[.I159]*[.N159];MIN([.I159]*[.N159];[.F1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9]/[.M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I160]/(24*60)" office:value-type="time" office:time-value="PT00H00M00S" calcext:value-type="time">
            <text:p>00:00</text:p>
          </table:table-cell>
          <table:table-cell table:style-name="ce38" table:formula="of:=IF([.F160]&lt;=0;[.I160]*[.N160];MIN([.I160]*[.N160];[.F1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0]/[.M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I161]/(24*60)" office:value-type="time" office:time-value="PT00H00M00S" calcext:value-type="time">
            <text:p>00:00</text:p>
          </table:table-cell>
          <table:table-cell table:style-name="ce38" table:formula="of:=IF([.F161]&lt;=0;[.I161]*[.N161];MIN([.I161]*[.N161];[.F1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1]/[.M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I162]/(24*60)" office:value-type="time" office:time-value="PT00H00M00S" calcext:value-type="time">
            <text:p>00:00</text:p>
          </table:table-cell>
          <table:table-cell table:style-name="ce38" table:formula="of:=IF([.F162]&lt;=0;[.I162]*[.N162];MIN([.I162]*[.N162];[.F1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2]/[.M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I163]/(24*60)" office:value-type="time" office:time-value="PT00H00M00S" calcext:value-type="time">
            <text:p>00:00</text:p>
          </table:table-cell>
          <table:table-cell table:style-name="ce38" table:formula="of:=IF([.F163]&lt;=0;[.I163]*[.N163];MIN([.I163]*[.N163];[.F1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3]/[.M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I164]/(24*60)" office:value-type="time" office:time-value="PT00H00M00S" calcext:value-type="time">
            <text:p>00:00</text:p>
          </table:table-cell>
          <table:table-cell table:style-name="ce38" table:formula="of:=IF([.F164]&lt;=0;[.I164]*[.N164];MIN([.I164]*[.N164];[.F1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4]/[.M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I165]/(24*60)" office:value-type="time" office:time-value="PT00H00M00S" calcext:value-type="time">
            <text:p>00:00</text:p>
          </table:table-cell>
          <table:table-cell table:style-name="ce38" table:formula="of:=IF([.F165]&lt;=0;[.I165]*[.N165];MIN([.I165]*[.N165];[.F1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5]/[.M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I166]/(24*60)" office:value-type="time" office:time-value="PT00H00M00S" calcext:value-type="time">
            <text:p>00:00</text:p>
          </table:table-cell>
          <table:table-cell table:style-name="ce38" table:formula="of:=IF([.F166]&lt;=0;[.I166]*[.N166];MIN([.I166]*[.N166];[.F1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6]/[.M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I167]/(24*60)" office:value-type="time" office:time-value="PT00H00M00S" calcext:value-type="time">
            <text:p>00:00</text:p>
          </table:table-cell>
          <table:table-cell table:style-name="ce38" table:formula="of:=IF([.F167]&lt;=0;[.I167]*[.N167];MIN([.I167]*[.N167];[.F1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7]/[.M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I168]/(24*60)" office:value-type="time" office:time-value="PT00H00M00S" calcext:value-type="time">
            <text:p>00:00</text:p>
          </table:table-cell>
          <table:table-cell table:style-name="ce38" table:formula="of:=IF([.F168]&lt;=0;[.I168]*[.N168];MIN([.I168]*[.N168];[.F1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8]/[.M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I169]/(24*60)" office:value-type="time" office:time-value="PT00H00M00S" calcext:value-type="time">
            <text:p>00:00</text:p>
          </table:table-cell>
          <table:table-cell table:style-name="ce38" table:formula="of:=IF([.F169]&lt;=0;[.I169]*[.N169];MIN([.I169]*[.N169];[.F1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9]/[.M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I170]/(24*60)" office:value-type="time" office:time-value="PT00H00M00S" calcext:value-type="time">
            <text:p>00:00</text:p>
          </table:table-cell>
          <table:table-cell table:style-name="ce38" table:formula="of:=IF([.F170]&lt;=0;[.I170]*[.N170];MIN([.I170]*[.N170];[.F1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0]/[.M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I171]/(24*60)" office:value-type="time" office:time-value="PT00H00M00S" calcext:value-type="time">
            <text:p>00:00</text:p>
          </table:table-cell>
          <table:table-cell table:style-name="ce38" table:formula="of:=IF([.F171]&lt;=0;[.I171]*[.N171];MIN([.I171]*[.N171];[.F1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1]/[.M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I172]/(24*60)" office:value-type="time" office:time-value="PT00H00M00S" calcext:value-type="time">
            <text:p>00:00</text:p>
          </table:table-cell>
          <table:table-cell table:style-name="ce38" table:formula="of:=IF([.F172]&lt;=0;[.I172]*[.N172];MIN([.I172]*[.N172];[.F1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2]/[.M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I173]/(24*60)" office:value-type="time" office:time-value="PT00H00M00S" calcext:value-type="time">
            <text:p>00:00</text:p>
          </table:table-cell>
          <table:table-cell table:style-name="ce38" table:formula="of:=IF([.F173]&lt;=0;[.I173]*[.N173];MIN([.I173]*[.N173];[.F1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3]/[.M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I174]/(24*60)" office:value-type="time" office:time-value="PT00H00M00S" calcext:value-type="time">
            <text:p>00:00</text:p>
          </table:table-cell>
          <table:table-cell table:style-name="ce38" table:formula="of:=IF([.F174]&lt;=0;[.I174]*[.N174];MIN([.I174]*[.N174];[.F1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4]/[.M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I175]/(24*60)" office:value-type="time" office:time-value="PT00H00M00S" calcext:value-type="time">
            <text:p>00:00</text:p>
          </table:table-cell>
          <table:table-cell table:style-name="ce38" table:formula="of:=IF([.F175]&lt;=0;[.I175]*[.N175];MIN([.I175]*[.N175];[.F1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5]/[.M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I176]/(24*60)" office:value-type="time" office:time-value="PT00H00M00S" calcext:value-type="time">
            <text:p>00:00</text:p>
          </table:table-cell>
          <table:table-cell table:style-name="ce38" table:formula="of:=IF([.F176]&lt;=0;[.I176]*[.N176];MIN([.I176]*[.N176];[.F1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6]/[.M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I177]/(24*60)" office:value-type="time" office:time-value="PT00H00M00S" calcext:value-type="time">
            <text:p>00:00</text:p>
          </table:table-cell>
          <table:table-cell table:style-name="ce38" table:formula="of:=IF([.F177]&lt;=0;[.I177]*[.N177];MIN([.I177]*[.N177];[.F1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7]/[.M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I178]/(24*60)" office:value-type="time" office:time-value="PT00H00M00S" calcext:value-type="time">
            <text:p>00:00</text:p>
          </table:table-cell>
          <table:table-cell table:style-name="ce38" table:formula="of:=IF([.F178]&lt;=0;[.I178]*[.N178];MIN([.I178]*[.N178];[.F1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8]/[.M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I179]/(24*60)" office:value-type="time" office:time-value="PT00H00M00S" calcext:value-type="time">
            <text:p>00:00</text:p>
          </table:table-cell>
          <table:table-cell table:style-name="ce38" table:formula="of:=IF([.F179]&lt;=0;[.I179]*[.N179];MIN([.I179]*[.N179];[.F1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9]/[.M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I180]/(24*60)" office:value-type="time" office:time-value="PT00H00M00S" calcext:value-type="time">
            <text:p>00:00</text:p>
          </table:table-cell>
          <table:table-cell table:style-name="ce38" table:formula="of:=IF([.F180]&lt;=0;[.I180]*[.N180];MIN([.I180]*[.N180];[.F1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0]/[.M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I181]/(24*60)" office:value-type="time" office:time-value="PT00H00M00S" calcext:value-type="time">
            <text:p>00:00</text:p>
          </table:table-cell>
          <table:table-cell table:style-name="ce38" table:formula="of:=IF([.F181]&lt;=0;[.I181]*[.N181];MIN([.I181]*[.N181];[.F1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1]/[.M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I182]/(24*60)" office:value-type="time" office:time-value="PT00H00M00S" calcext:value-type="time">
            <text:p>00:00</text:p>
          </table:table-cell>
          <table:table-cell table:style-name="ce38" table:formula="of:=IF([.F182]&lt;=0;[.I182]*[.N182];MIN([.I182]*[.N182];[.F1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2]/[.M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I183]/(24*60)" office:value-type="time" office:time-value="PT00H00M00S" calcext:value-type="time">
            <text:p>00:00</text:p>
          </table:table-cell>
          <table:table-cell table:style-name="ce38" table:formula="of:=IF([.F183]&lt;=0;[.I183]*[.N183];MIN([.I183]*[.N183];[.F1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3]/[.M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I184]/(24*60)" office:value-type="time" office:time-value="PT00H00M00S" calcext:value-type="time">
            <text:p>00:00</text:p>
          </table:table-cell>
          <table:table-cell table:style-name="ce38" table:formula="of:=IF([.F184]&lt;=0;[.I184]*[.N184];MIN([.I184]*[.N184];[.F1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4]/[.M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I185]/(24*60)" office:value-type="time" office:time-value="PT00H00M00S" calcext:value-type="time">
            <text:p>00:00</text:p>
          </table:table-cell>
          <table:table-cell table:style-name="ce38" table:formula="of:=IF([.F185]&lt;=0;[.I185]*[.N185];MIN([.I185]*[.N185];[.F1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5]/[.M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I186]/(24*60)" office:value-type="time" office:time-value="PT00H00M00S" calcext:value-type="time">
            <text:p>00:00</text:p>
          </table:table-cell>
          <table:table-cell table:style-name="ce38" table:formula="of:=IF([.F186]&lt;=0;[.I186]*[.N186];MIN([.I186]*[.N186];[.F1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6]/[.M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I187]/(24*60)" office:value-type="time" office:time-value="PT00H00M00S" calcext:value-type="time">
            <text:p>00:00</text:p>
          </table:table-cell>
          <table:table-cell table:style-name="ce38" table:formula="of:=IF([.F187]&lt;=0;[.I187]*[.N187];MIN([.I187]*[.N187];[.F1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7]/[.M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I188]/(24*60)" office:value-type="time" office:time-value="PT00H00M00S" calcext:value-type="time">
            <text:p>00:00</text:p>
          </table:table-cell>
          <table:table-cell table:style-name="ce38" table:formula="of:=IF([.F188]&lt;=0;[.I188]*[.N188];MIN([.I188]*[.N188];[.F1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8]/[.M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I189]/(24*60)" office:value-type="time" office:time-value="PT00H00M00S" calcext:value-type="time">
            <text:p>00:00</text:p>
          </table:table-cell>
          <table:table-cell table:style-name="ce38" table:formula="of:=IF([.F189]&lt;=0;[.I189]*[.N189];MIN([.I189]*[.N189];[.F1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9]/[.M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I190]/(24*60)" office:value-type="time" office:time-value="PT00H00M00S" calcext:value-type="time">
            <text:p>00:00</text:p>
          </table:table-cell>
          <table:table-cell table:style-name="ce38" table:formula="of:=IF([.F190]&lt;=0;[.I190]*[.N190];MIN([.I190]*[.N190];[.F1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0]/[.M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I191]/(24*60)" office:value-type="time" office:time-value="PT00H00M00S" calcext:value-type="time">
            <text:p>00:00</text:p>
          </table:table-cell>
          <table:table-cell table:style-name="ce38" table:formula="of:=IF([.F191]&lt;=0;[.I191]*[.N191];MIN([.I191]*[.N191];[.F1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1]/[.M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I192]/(24*60)" office:value-type="time" office:time-value="PT00H00M00S" calcext:value-type="time">
            <text:p>00:00</text:p>
          </table:table-cell>
          <table:table-cell table:style-name="ce38" table:formula="of:=IF([.F192]&lt;=0;[.I192]*[.N192];MIN([.I192]*[.N192];[.F1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2]/[.M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I193]/(24*60)" office:value-type="time" office:time-value="PT00H00M00S" calcext:value-type="time">
            <text:p>00:00</text:p>
          </table:table-cell>
          <table:table-cell table:style-name="ce38" table:formula="of:=IF([.F193]&lt;=0;[.I193]*[.N193];MIN([.I193]*[.N193];[.F1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3]/[.M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I194]/(24*60)" office:value-type="time" office:time-value="PT00H00M00S" calcext:value-type="time">
            <text:p>00:00</text:p>
          </table:table-cell>
          <table:table-cell table:style-name="ce38" table:formula="of:=IF([.F194]&lt;=0;[.I194]*[.N194];MIN([.I194]*[.N194];[.F1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4]/[.M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I195]/(24*60)" office:value-type="time" office:time-value="PT00H00M00S" calcext:value-type="time">
            <text:p>00:00</text:p>
          </table:table-cell>
          <table:table-cell table:style-name="ce38" table:formula="of:=IF([.F195]&lt;=0;[.I195]*[.N195];MIN([.I195]*[.N195];[.F1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5]/[.M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I196]/(24*60)" office:value-type="time" office:time-value="PT00H00M00S" calcext:value-type="time">
            <text:p>00:00</text:p>
          </table:table-cell>
          <table:table-cell table:style-name="ce38" table:formula="of:=IF([.F196]&lt;=0;[.I196]*[.N196];MIN([.I196]*[.N196];[.F1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6]/[.M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I197]/(24*60)" office:value-type="time" office:time-value="PT00H00M00S" calcext:value-type="time">
            <text:p>00:00</text:p>
          </table:table-cell>
          <table:table-cell table:style-name="ce38" table:formula="of:=IF([.F197]&lt;=0;[.I197]*[.N197];MIN([.I197]*[.N197];[.F1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7]/[.M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I198]/(24*60)" office:value-type="time" office:time-value="PT00H00M00S" calcext:value-type="time">
            <text:p>00:00</text:p>
          </table:table-cell>
          <table:table-cell table:style-name="ce38" table:formula="of:=IF([.F198]&lt;=0;[.I198]*[.N198];MIN([.I198]*[.N198];[.F1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8]/[.M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I199]/(24*60)" office:value-type="time" office:time-value="PT00H00M00S" calcext:value-type="time">
            <text:p>00:00</text:p>
          </table:table-cell>
          <table:table-cell table:style-name="ce38" table:formula="of:=IF([.F199]&lt;=0;[.I199]*[.N199];MIN([.I199]*[.N199];[.F1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9]/[.M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I200]/(24*60)" office:value-type="time" office:time-value="PT00H00M00S" calcext:value-type="time">
            <text:p>00:00</text:p>
          </table:table-cell>
          <table:table-cell table:style-name="ce38" table:formula="of:=IF([.F200]&lt;=0;[.I200]*[.N200];MIN([.I200]*[.N200];[.F2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0]/[.M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I201]/(24*60)" office:value-type="time" office:time-value="PT00H00M00S" calcext:value-type="time">
            <text:p>00:00</text:p>
          </table:table-cell>
          <table:table-cell table:style-name="ce38" table:formula="of:=IF([.F201]&lt;=0;[.I201]*[.N201];MIN([.I201]*[.N201];[.F2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1]/[.M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I202]/(24*60)" office:value-type="time" office:time-value="PT00H00M00S" calcext:value-type="time">
            <text:p>00:00</text:p>
          </table:table-cell>
          <table:table-cell table:style-name="ce38" table:formula="of:=IF([.F202]&lt;=0;[.I202]*[.N202];MIN([.I202]*[.N202];[.F2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2]/[.M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I203]/(24*60)" office:value-type="time" office:time-value="PT00H00M00S" calcext:value-type="time">
            <text:p>00:00</text:p>
          </table:table-cell>
          <table:table-cell table:style-name="ce38" table:formula="of:=IF([.F203]&lt;=0;[.I203]*[.N203];MIN([.I203]*[.N203];[.F2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3]/[.M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I204]/(24*60)" office:value-type="time" office:time-value="PT00H00M00S" calcext:value-type="time">
            <text:p>00:00</text:p>
          </table:table-cell>
          <table:table-cell table:style-name="ce38" table:formula="of:=IF([.F204]&lt;=0;[.I204]*[.N204];MIN([.I204]*[.N204];[.F2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4]/[.M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I205]/(24*60)" office:value-type="time" office:time-value="PT00H00M00S" calcext:value-type="time">
            <text:p>00:00</text:p>
          </table:table-cell>
          <table:table-cell table:style-name="ce38" table:formula="of:=IF([.F205]&lt;=0;[.I205]*[.N205];MIN([.I205]*[.N205];[.F2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5]/[.M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I206]/(24*60)" office:value-type="time" office:time-value="PT00H00M00S" calcext:value-type="time">
            <text:p>00:00</text:p>
          </table:table-cell>
          <table:table-cell table:style-name="ce38" table:formula="of:=IF([.F206]&lt;=0;[.I206]*[.N206];MIN([.I206]*[.N206];[.F2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6]/[.M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I207]/(24*60)" office:value-type="time" office:time-value="PT00H00M00S" calcext:value-type="time">
            <text:p>00:00</text:p>
          </table:table-cell>
          <table:table-cell table:style-name="ce38" table:formula="of:=IF([.F207]&lt;=0;[.I207]*[.N207];MIN([.I207]*[.N207];[.F2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7]/[.M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I208]/(24*60)" office:value-type="time" office:time-value="PT00H00M00S" calcext:value-type="time">
            <text:p>00:00</text:p>
          </table:table-cell>
          <table:table-cell table:style-name="ce38" table:formula="of:=IF([.F208]&lt;=0;[.I208]*[.N208];MIN([.I208]*[.N208];[.F2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8]/[.M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I209]/(24*60)" office:value-type="time" office:time-value="PT00H00M00S" calcext:value-type="time">
            <text:p>00:00</text:p>
          </table:table-cell>
          <table:table-cell table:style-name="ce38" table:formula="of:=IF([.F209]&lt;=0;[.I209]*[.N209];MIN([.I209]*[.N209];[.F2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9]/[.M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I210]/(24*60)" office:value-type="time" office:time-value="PT00H00M00S" calcext:value-type="time">
            <text:p>00:00</text:p>
          </table:table-cell>
          <table:table-cell table:style-name="ce38" table:formula="of:=IF([.F210]&lt;=0;[.I210]*[.N210];MIN([.I210]*[.N210];[.F2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0]/[.M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I211]/(24*60)" office:value-type="time" office:time-value="PT00H00M00S" calcext:value-type="time">
            <text:p>00:00</text:p>
          </table:table-cell>
          <table:table-cell table:style-name="ce38" table:formula="of:=IF([.F211]&lt;=0;[.I211]*[.N211];MIN([.I211]*[.N211];[.F2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1]/[.M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I212]/(24*60)" office:value-type="time" office:time-value="PT00H00M00S" calcext:value-type="time">
            <text:p>00:00</text:p>
          </table:table-cell>
          <table:table-cell table:style-name="ce38" table:formula="of:=IF([.F212]&lt;=0;[.I212]*[.N212];MIN([.I212]*[.N212];[.F2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2]/[.M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I213]/(24*60)" office:value-type="time" office:time-value="PT00H00M00S" calcext:value-type="time">
            <text:p>00:00</text:p>
          </table:table-cell>
          <table:table-cell table:style-name="ce38" table:formula="of:=IF([.F213]&lt;=0;[.I213]*[.N213];MIN([.I213]*[.N213];[.F2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3]/[.M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I214]/(24*60)" office:value-type="time" office:time-value="PT00H00M00S" calcext:value-type="time">
            <text:p>00:00</text:p>
          </table:table-cell>
          <table:table-cell table:style-name="ce38" table:formula="of:=IF([.F214]&lt;=0;[.I214]*[.N214];MIN([.I214]*[.N214];[.F2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4]/[.M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I215]/(24*60)" office:value-type="time" office:time-value="PT00H00M00S" calcext:value-type="time">
            <text:p>00:00</text:p>
          </table:table-cell>
          <table:table-cell table:style-name="ce38" table:formula="of:=IF([.F215]&lt;=0;[.I215]*[.N215];MIN([.I215]*[.N215];[.F2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5]/[.M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I216]/(24*60)" office:value-type="time" office:time-value="PT00H00M00S" calcext:value-type="time">
            <text:p>00:00</text:p>
          </table:table-cell>
          <table:table-cell table:style-name="ce38" table:formula="of:=IF([.F216]&lt;=0;[.I216]*[.N216];MIN([.I216]*[.N216];[.F2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6]/[.M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I217]/(24*60)" office:value-type="time" office:time-value="PT00H00M00S" calcext:value-type="time">
            <text:p>00:00</text:p>
          </table:table-cell>
          <table:table-cell table:style-name="ce38" table:formula="of:=IF([.F217]&lt;=0;[.I217]*[.N217];MIN([.I217]*[.N217];[.F2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7]/[.M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I218]/(24*60)" office:value-type="time" office:time-value="PT00H00M00S" calcext:value-type="time">
            <text:p>00:00</text:p>
          </table:table-cell>
          <table:table-cell table:style-name="ce38" table:formula="of:=IF([.F218]&lt;=0;[.I218]*[.N218];MIN([.I218]*[.N218];[.F2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8]/[.M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I219]/(24*60)" office:value-type="time" office:time-value="PT00H00M00S" calcext:value-type="time">
            <text:p>00:00</text:p>
          </table:table-cell>
          <table:table-cell table:style-name="ce38" table:formula="of:=IF([.F219]&lt;=0;[.I219]*[.N219];MIN([.I219]*[.N219];[.F2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9]/[.M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I220]/(24*60)" office:value-type="time" office:time-value="PT00H00M00S" calcext:value-type="time">
            <text:p>00:00</text:p>
          </table:table-cell>
          <table:table-cell table:style-name="ce38" table:formula="of:=IF([.F220]&lt;=0;[.I220]*[.N220];MIN([.I220]*[.N220];[.F2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0]/[.M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I221]/(24*60)" office:value-type="time" office:time-value="PT00H00M00S" calcext:value-type="time">
            <text:p>00:00</text:p>
          </table:table-cell>
          <table:table-cell table:style-name="ce38" table:formula="of:=IF([.F221]&lt;=0;[.I221]*[.N221];MIN([.I221]*[.N221];[.F2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1]/[.M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I222]/(24*60)" office:value-type="time" office:time-value="PT00H00M00S" calcext:value-type="time">
            <text:p>00:00</text:p>
          </table:table-cell>
          <table:table-cell table:style-name="ce38" table:formula="of:=IF([.F222]&lt;=0;[.I222]*[.N222];MIN([.I222]*[.N222];[.F2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2]/[.M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I223]/(24*60)" office:value-type="time" office:time-value="PT00H00M00S" calcext:value-type="time">
            <text:p>00:00</text:p>
          </table:table-cell>
          <table:table-cell table:style-name="ce38" table:formula="of:=IF([.F223]&lt;=0;[.I223]*[.N223];MIN([.I223]*[.N223];[.F2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3]/[.M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I224]/(24*60)" office:value-type="time" office:time-value="PT00H00M00S" calcext:value-type="time">
            <text:p>00:00</text:p>
          </table:table-cell>
          <table:table-cell table:style-name="ce38" table:formula="of:=IF([.F224]&lt;=0;[.I224]*[.N224];MIN([.I224]*[.N224];[.F2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4]/[.M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I225]/(24*60)" office:value-type="time" office:time-value="PT00H00M00S" calcext:value-type="time">
            <text:p>00:00</text:p>
          </table:table-cell>
          <table:table-cell table:style-name="ce38" table:formula="of:=IF([.F225]&lt;=0;[.I225]*[.N225];MIN([.I225]*[.N225];[.F2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5]/[.M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I226]/(24*60)" office:value-type="time" office:time-value="PT00H00M00S" calcext:value-type="time">
            <text:p>00:00</text:p>
          </table:table-cell>
          <table:table-cell table:style-name="ce38" table:formula="of:=IF([.F226]&lt;=0;[.I226]*[.N226];MIN([.I226]*[.N226];[.F2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6]/[.M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I227]/(24*60)" office:value-type="time" office:time-value="PT00H00M00S" calcext:value-type="time">
            <text:p>00:00</text:p>
          </table:table-cell>
          <table:table-cell table:style-name="ce38" table:formula="of:=IF([.F227]&lt;=0;[.I227]*[.N227];MIN([.I227]*[.N227];[.F2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7]/[.M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I228]/(24*60)" office:value-type="time" office:time-value="PT00H00M00S" calcext:value-type="time">
            <text:p>00:00</text:p>
          </table:table-cell>
          <table:table-cell table:style-name="ce38" table:formula="of:=IF([.F228]&lt;=0;[.I228]*[.N228];MIN([.I228]*[.N228];[.F2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8]/[.M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I229]/(24*60)" office:value-type="time" office:time-value="PT00H00M00S" calcext:value-type="time">
            <text:p>00:00</text:p>
          </table:table-cell>
          <table:table-cell table:style-name="ce38" table:formula="of:=IF([.F229]&lt;=0;[.I229]*[.N229];MIN([.I229]*[.N229];[.F2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9]/[.M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I230]/(24*60)" office:value-type="time" office:time-value="PT00H00M00S" calcext:value-type="time">
            <text:p>00:00</text:p>
          </table:table-cell>
          <table:table-cell table:style-name="ce38" table:formula="of:=IF([.F230]&lt;=0;[.I230]*[.N230];MIN([.I230]*[.N230];[.F2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0]/[.M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I231]/(24*60)" office:value-type="time" office:time-value="PT00H00M00S" calcext:value-type="time">
            <text:p>00:00</text:p>
          </table:table-cell>
          <table:table-cell table:style-name="ce38" table:formula="of:=IF([.F231]&lt;=0;[.I231]*[.N231];MIN([.I231]*[.N231];[.F2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1]/[.M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I232]/(24*60)" office:value-type="time" office:time-value="PT00H00M00S" calcext:value-type="time">
            <text:p>00:00</text:p>
          </table:table-cell>
          <table:table-cell table:style-name="ce38" table:formula="of:=IF([.F232]&lt;=0;[.I232]*[.N232];MIN([.I232]*[.N232];[.F2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2]/[.M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I233]/(24*60)" office:value-type="time" office:time-value="PT00H00M00S" calcext:value-type="time">
            <text:p>00:00</text:p>
          </table:table-cell>
          <table:table-cell table:style-name="ce38" table:formula="of:=IF([.F233]&lt;=0;[.I233]*[.N233];MIN([.I233]*[.N233];[.F2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3]/[.M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I234]/(24*60)" office:value-type="time" office:time-value="PT00H00M00S" calcext:value-type="time">
            <text:p>00:00</text:p>
          </table:table-cell>
          <table:table-cell table:style-name="ce38" table:formula="of:=IF([.F234]&lt;=0;[.I234]*[.N234];MIN([.I234]*[.N234];[.F2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4]/[.M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I235]/(24*60)" office:value-type="time" office:time-value="PT00H00M00S" calcext:value-type="time">
            <text:p>00:00</text:p>
          </table:table-cell>
          <table:table-cell table:style-name="ce38" table:formula="of:=IF([.F235]&lt;=0;[.I235]*[.N235];MIN([.I235]*[.N235];[.F2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5]/[.M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I236]/(24*60)" office:value-type="time" office:time-value="PT00H00M00S" calcext:value-type="time">
            <text:p>00:00</text:p>
          </table:table-cell>
          <table:table-cell table:style-name="ce38" table:formula="of:=IF([.F236]&lt;=0;[.I236]*[.N236];MIN([.I236]*[.N236];[.F2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6]/[.M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I237]/(24*60)" office:value-type="time" office:time-value="PT00H00M00S" calcext:value-type="time">
            <text:p>00:00</text:p>
          </table:table-cell>
          <table:table-cell table:style-name="ce38" table:formula="of:=IF([.F237]&lt;=0;[.I237]*[.N237];MIN([.I237]*[.N237];[.F2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7]/[.M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I238]/(24*60)" office:value-type="time" office:time-value="PT00H00M00S" calcext:value-type="time">
            <text:p>00:00</text:p>
          </table:table-cell>
          <table:table-cell table:style-name="ce38" table:formula="of:=IF([.F238]&lt;=0;[.I238]*[.N238];MIN([.I238]*[.N238];[.F2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8]/[.M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I239]/(24*60)" office:value-type="time" office:time-value="PT00H00M00S" calcext:value-type="time">
            <text:p>00:00</text:p>
          </table:table-cell>
          <table:table-cell table:style-name="ce38" table:formula="of:=IF([.F239]&lt;=0;[.I239]*[.N239];MIN([.I239]*[.N239];[.F2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9]/[.M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I240]/(24*60)" office:value-type="time" office:time-value="PT00H00M00S" calcext:value-type="time">
            <text:p>00:00</text:p>
          </table:table-cell>
          <table:table-cell table:style-name="ce38" table:formula="of:=IF([.F240]&lt;=0;[.I240]*[.N240];MIN([.I240]*[.N240];[.F2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0]/[.M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I241]/(24*60)" office:value-type="time" office:time-value="PT00H00M00S" calcext:value-type="time">
            <text:p>00:00</text:p>
          </table:table-cell>
          <table:table-cell table:style-name="ce38" table:formula="of:=IF([.F241]&lt;=0;[.I241]*[.N241];MIN([.I241]*[.N241];[.F2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1]/[.M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I242]/(24*60)" office:value-type="time" office:time-value="PT00H00M00S" calcext:value-type="time">
            <text:p>00:00</text:p>
          </table:table-cell>
          <table:table-cell table:style-name="ce38" table:formula="of:=IF([.F242]&lt;=0;[.I242]*[.N242];MIN([.I242]*[.N242];[.F2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2]/[.M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I243]/(24*60)" office:value-type="time" office:time-value="PT00H00M00S" calcext:value-type="time">
            <text:p>00:00</text:p>
          </table:table-cell>
          <table:table-cell table:style-name="ce38" table:formula="of:=IF([.F243]&lt;=0;[.I243]*[.N243];MIN([.I243]*[.N243];[.F2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3]/[.M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I244]/(24*60)" office:value-type="time" office:time-value="PT00H00M00S" calcext:value-type="time">
            <text:p>00:00</text:p>
          </table:table-cell>
          <table:table-cell table:style-name="ce38" table:formula="of:=IF([.F244]&lt;=0;[.I244]*[.N244];MIN([.I244]*[.N244];[.F2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4]/[.M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I245]/(24*60)" office:value-type="time" office:time-value="PT00H00M00S" calcext:value-type="time">
            <text:p>00:00</text:p>
          </table:table-cell>
          <table:table-cell table:style-name="ce38" table:formula="of:=IF([.F245]&lt;=0;[.I245]*[.N245];MIN([.I245]*[.N245];[.F2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5]/[.M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I246]/(24*60)" office:value-type="time" office:time-value="PT00H00M00S" calcext:value-type="time">
            <text:p>00:00</text:p>
          </table:table-cell>
          <table:table-cell table:style-name="ce38" table:formula="of:=IF([.F246]&lt;=0;[.I246]*[.N246];MIN([.I246]*[.N246];[.F2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6]/[.M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I247]/(24*60)" office:value-type="time" office:time-value="PT00H00M00S" calcext:value-type="time">
            <text:p>00:00</text:p>
          </table:table-cell>
          <table:table-cell table:style-name="ce38" table:formula="of:=IF([.F247]&lt;=0;[.I247]*[.N247];MIN([.I247]*[.N247];[.F2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7]/[.M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I248]/(24*60)" office:value-type="time" office:time-value="PT00H00M00S" calcext:value-type="time">
            <text:p>00:00</text:p>
          </table:table-cell>
          <table:table-cell table:style-name="ce38" table:formula="of:=IF([.F248]&lt;=0;[.I248]*[.N248];MIN([.I248]*[.N248];[.F2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8]/[.M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I249]/(24*60)" office:value-type="time" office:time-value="PT00H00M00S" calcext:value-type="time">
            <text:p>00:00</text:p>
          </table:table-cell>
          <table:table-cell table:style-name="ce38" table:formula="of:=IF([.F249]&lt;=0;[.I249]*[.N249];MIN([.I249]*[.N249];[.F2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9]/[.M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I250]/(24*60)" office:value-type="time" office:time-value="PT00H00M00S" calcext:value-type="time">
            <text:p>00:00</text:p>
          </table:table-cell>
          <table:table-cell table:style-name="ce38" table:formula="of:=IF([.F250]&lt;=0;[.I250]*[.N250];MIN([.I250]*[.N250];[.F2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0]/[.M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I251]/(24*60)" office:value-type="time" office:time-value="PT00H00M00S" calcext:value-type="time">
            <text:p>00:00</text:p>
          </table:table-cell>
          <table:table-cell table:style-name="ce38" table:formula="of:=IF([.F251]&lt;=0;[.I251]*[.N251];MIN([.I251]*[.N251];[.F2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1]/[.M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I252]/(24*60)" office:value-type="time" office:time-value="PT00H00M00S" calcext:value-type="time">
            <text:p>00:00</text:p>
          </table:table-cell>
          <table:table-cell table:style-name="ce38" table:formula="of:=IF([.F252]&lt;=0;[.I252]*[.N252];MIN([.I252]*[.N252];[.F2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2]/[.M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I253]/(24*60)" office:value-type="time" office:time-value="PT00H00M00S" calcext:value-type="time">
            <text:p>00:00</text:p>
          </table:table-cell>
          <table:table-cell table:style-name="ce38" table:formula="of:=IF([.F253]&lt;=0;[.I253]*[.N253];MIN([.I253]*[.N253];[.F2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3]/[.M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I254]/(24*60)" office:value-type="time" office:time-value="PT00H00M00S" calcext:value-type="time">
            <text:p>00:00</text:p>
          </table:table-cell>
          <table:table-cell table:style-name="ce38" table:formula="of:=IF([.F254]&lt;=0;[.I254]*[.N254];MIN([.I254]*[.N254];[.F2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4]/[.M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I255]/(24*60)" office:value-type="time" office:time-value="PT00H00M00S" calcext:value-type="time">
            <text:p>00:00</text:p>
          </table:table-cell>
          <table:table-cell table:style-name="ce38" table:formula="of:=IF([.F255]&lt;=0;[.I255]*[.N255];MIN([.I255]*[.N255];[.F2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5]/[.M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I256]/(24*60)" office:value-type="time" office:time-value="PT00H00M00S" calcext:value-type="time">
            <text:p>00:00</text:p>
          </table:table-cell>
          <table:table-cell table:style-name="ce38" table:formula="of:=IF([.F256]&lt;=0;[.I256]*[.N256];MIN([.I256]*[.N256];[.F2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6]/[.M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I257]/(24*60)" office:value-type="time" office:time-value="PT00H00M00S" calcext:value-type="time">
            <text:p>00:00</text:p>
          </table:table-cell>
          <table:table-cell table:style-name="ce38" table:formula="of:=IF([.F257]&lt;=0;[.I257]*[.N257];MIN([.I257]*[.N257];[.F2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7]/[.M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I258]/(24*60)" office:value-type="time" office:time-value="PT00H00M00S" calcext:value-type="time">
            <text:p>00:00</text:p>
          </table:table-cell>
          <table:table-cell table:style-name="ce38" table:formula="of:=IF([.F258]&lt;=0;[.I258]*[.N258];MIN([.I258]*[.N258];[.F2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8]/[.M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I259]/(24*60)" office:value-type="time" office:time-value="PT00H00M00S" calcext:value-type="time">
            <text:p>00:00</text:p>
          </table:table-cell>
          <table:table-cell table:style-name="ce38" table:formula="of:=IF([.F259]&lt;=0;[.I259]*[.N259];MIN([.I259]*[.N259];[.F2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9]/[.M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I260]/(24*60)" office:value-type="time" office:time-value="PT00H00M00S" calcext:value-type="time">
            <text:p>00:00</text:p>
          </table:table-cell>
          <table:table-cell table:style-name="ce38" table:formula="of:=IF([.F260]&lt;=0;[.I260]*[.N260];MIN([.I260]*[.N260];[.F2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0]/[.M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I261]/(24*60)" office:value-type="time" office:time-value="PT00H00M00S" calcext:value-type="time">
            <text:p>00:00</text:p>
          </table:table-cell>
          <table:table-cell table:style-name="ce38" table:formula="of:=IF([.F261]&lt;=0;[.I261]*[.N261];MIN([.I261]*[.N261];[.F2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1]/[.M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I262]/(24*60)" office:value-type="time" office:time-value="PT00H00M00S" calcext:value-type="time">
            <text:p>00:00</text:p>
          </table:table-cell>
          <table:table-cell table:style-name="ce38" table:formula="of:=IF([.F262]&lt;=0;[.I262]*[.N262];MIN([.I262]*[.N262];[.F2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2]/[.M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I263]/(24*60)" office:value-type="time" office:time-value="PT00H00M00S" calcext:value-type="time">
            <text:p>00:00</text:p>
          </table:table-cell>
          <table:table-cell table:style-name="ce38" table:formula="of:=IF([.F263]&lt;=0;[.I263]*[.N263];MIN([.I263]*[.N263];[.F2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3]/[.M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I264]/(24*60)" office:value-type="time" office:time-value="PT00H00M00S" calcext:value-type="time">
            <text:p>00:00</text:p>
          </table:table-cell>
          <table:table-cell table:style-name="ce38" table:formula="of:=IF([.F264]&lt;=0;[.I264]*[.N264];MIN([.I264]*[.N264];[.F2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4]/[.M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I265]/(24*60)" office:value-type="time" office:time-value="PT00H00M00S" calcext:value-type="time">
            <text:p>00:00</text:p>
          </table:table-cell>
          <table:table-cell table:style-name="ce38" table:formula="of:=IF([.F265]&lt;=0;[.I265]*[.N265];MIN([.I265]*[.N265];[.F2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5]/[.M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I266]/(24*60)" office:value-type="time" office:time-value="PT00H00M00S" calcext:value-type="time">
            <text:p>00:00</text:p>
          </table:table-cell>
          <table:table-cell table:style-name="ce38" table:formula="of:=IF([.F266]&lt;=0;[.I266]*[.N266];MIN([.I266]*[.N266];[.F2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6]/[.M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I267]/(24*60)" office:value-type="time" office:time-value="PT00H00M00S" calcext:value-type="time">
            <text:p>00:00</text:p>
          </table:table-cell>
          <table:table-cell table:style-name="ce38" table:formula="of:=IF([.F267]&lt;=0;[.I267]*[.N267];MIN([.I267]*[.N267];[.F2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7]/[.M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I268]/(24*60)" office:value-type="time" office:time-value="PT00H00M00S" calcext:value-type="time">
            <text:p>00:00</text:p>
          </table:table-cell>
          <table:table-cell table:style-name="ce38" table:formula="of:=IF([.F268]&lt;=0;[.I268]*[.N268];MIN([.I268]*[.N268];[.F2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8]/[.M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I269]/(24*60)" office:value-type="time" office:time-value="PT00H00M00S" calcext:value-type="time">
            <text:p>00:00</text:p>
          </table:table-cell>
          <table:table-cell table:style-name="ce38" table:formula="of:=IF([.F269]&lt;=0;[.I269]*[.N269];MIN([.I269]*[.N269];[.F2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9]/[.M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I270]/(24*60)" office:value-type="time" office:time-value="PT00H00M00S" calcext:value-type="time">
            <text:p>00:00</text:p>
          </table:table-cell>
          <table:table-cell table:style-name="ce38" table:formula="of:=IF([.F270]&lt;=0;[.I270]*[.N270];MIN([.I270]*[.N270];[.F2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0]/[.M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I271]/(24*60)" office:value-type="time" office:time-value="PT00H00M00S" calcext:value-type="time">
            <text:p>00:00</text:p>
          </table:table-cell>
          <table:table-cell table:style-name="ce38" table:formula="of:=IF([.F271]&lt;=0;[.I271]*[.N271];MIN([.I271]*[.N271];[.F2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1]/[.M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I272]/(24*60)" office:value-type="time" office:time-value="PT00H00M00S" calcext:value-type="time">
            <text:p>00:00</text:p>
          </table:table-cell>
          <table:table-cell table:style-name="ce38" table:formula="of:=IF([.F272]&lt;=0;[.I272]*[.N272];MIN([.I272]*[.N272];[.F2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2]/[.M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I273]/(24*60)" office:value-type="time" office:time-value="PT00H00M00S" calcext:value-type="time">
            <text:p>00:00</text:p>
          </table:table-cell>
          <table:table-cell table:style-name="ce38" table:formula="of:=IF([.F273]&lt;=0;[.I273]*[.N273];MIN([.I273]*[.N273];[.F2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3]/[.M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I274]/(24*60)" office:value-type="time" office:time-value="PT00H00M00S" calcext:value-type="time">
            <text:p>00:00</text:p>
          </table:table-cell>
          <table:table-cell table:style-name="ce38" table:formula="of:=IF([.F274]&lt;=0;[.I274]*[.N274];MIN([.I274]*[.N274];[.F2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4]/[.M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I275]/(24*60)" office:value-type="time" office:time-value="PT00H00M00S" calcext:value-type="time">
            <text:p>00:00</text:p>
          </table:table-cell>
          <table:table-cell table:style-name="ce38" table:formula="of:=IF([.F275]&lt;=0;[.I275]*[.N275];MIN([.I275]*[.N275];[.F2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5]/[.M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I276]/(24*60)" office:value-type="time" office:time-value="PT00H00M00S" calcext:value-type="time">
            <text:p>00:00</text:p>
          </table:table-cell>
          <table:table-cell table:style-name="ce38" table:formula="of:=IF([.F276]&lt;=0;[.I276]*[.N276];MIN([.I276]*[.N276];[.F2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6]/[.M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I277]/(24*60)" office:value-type="time" office:time-value="PT00H00M00S" calcext:value-type="time">
            <text:p>00:00</text:p>
          </table:table-cell>
          <table:table-cell table:style-name="ce38" table:formula="of:=IF([.F277]&lt;=0;[.I277]*[.N277];MIN([.I277]*[.N277];[.F2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7]/[.M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I278]/(24*60)" office:value-type="time" office:time-value="PT00H00M00S" calcext:value-type="time">
            <text:p>00:00</text:p>
          </table:table-cell>
          <table:table-cell table:style-name="ce38" table:formula="of:=IF([.F278]&lt;=0;[.I278]*[.N278];MIN([.I278]*[.N278];[.F2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8]/[.M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I279]/(24*60)" office:value-type="time" office:time-value="PT00H00M00S" calcext:value-type="time">
            <text:p>00:00</text:p>
          </table:table-cell>
          <table:table-cell table:style-name="ce38" table:formula="of:=IF([.F279]&lt;=0;[.I279]*[.N279];MIN([.I279]*[.N279];[.F2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9]/[.M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I280]/(24*60)" office:value-type="time" office:time-value="PT00H00M00S" calcext:value-type="time">
            <text:p>00:00</text:p>
          </table:table-cell>
          <table:table-cell table:style-name="ce38" table:formula="of:=IF([.F280]&lt;=0;[.I280]*[.N280];MIN([.I280]*[.N280];[.F2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0]/[.M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I281]/(24*60)" office:value-type="time" office:time-value="PT00H00M00S" calcext:value-type="time">
            <text:p>00:00</text:p>
          </table:table-cell>
          <table:table-cell table:style-name="ce38" table:formula="of:=IF([.F281]&lt;=0;[.I281]*[.N281];MIN([.I281]*[.N281];[.F2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1]/[.M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I282]/(24*60)" office:value-type="time" office:time-value="PT00H00M00S" calcext:value-type="time">
            <text:p>00:00</text:p>
          </table:table-cell>
          <table:table-cell table:style-name="ce38" table:formula="of:=IF([.F282]&lt;=0;[.I282]*[.N282];MIN([.I282]*[.N282];[.F2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2]/[.M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I283]/(24*60)" office:value-type="time" office:time-value="PT00H00M00S" calcext:value-type="time">
            <text:p>00:00</text:p>
          </table:table-cell>
          <table:table-cell table:style-name="ce38" table:formula="of:=IF([.F283]&lt;=0;[.I283]*[.N283];MIN([.I283]*[.N283];[.F2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3]/[.M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I284]/(24*60)" office:value-type="time" office:time-value="PT00H00M00S" calcext:value-type="time">
            <text:p>00:00</text:p>
          </table:table-cell>
          <table:table-cell table:style-name="ce38" table:formula="of:=IF([.F284]&lt;=0;[.I284]*[.N284];MIN([.I284]*[.N284];[.F2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4]/[.M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I285]/(24*60)" office:value-type="time" office:time-value="PT00H00M00S" calcext:value-type="time">
            <text:p>00:00</text:p>
          </table:table-cell>
          <table:table-cell table:style-name="ce38" table:formula="of:=IF([.F285]&lt;=0;[.I285]*[.N285];MIN([.I285]*[.N285];[.F2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5]/[.M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I286]/(24*60)" office:value-type="time" office:time-value="PT00H00M00S" calcext:value-type="time">
            <text:p>00:00</text:p>
          </table:table-cell>
          <table:table-cell table:style-name="ce38" table:formula="of:=IF([.F286]&lt;=0;[.I286]*[.N286];MIN([.I286]*[.N286];[.F2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6]/[.M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I287]/(24*60)" office:value-type="time" office:time-value="PT00H00M00S" calcext:value-type="time">
            <text:p>00:00</text:p>
          </table:table-cell>
          <table:table-cell table:style-name="ce38" table:formula="of:=IF([.F287]&lt;=0;[.I287]*[.N287];MIN([.I287]*[.N287];[.F2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7]/[.M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I288]/(24*60)" office:value-type="time" office:time-value="PT00H00M00S" calcext:value-type="time">
            <text:p>00:00</text:p>
          </table:table-cell>
          <table:table-cell table:style-name="ce38" table:formula="of:=IF([.F288]&lt;=0;[.I288]*[.N288];MIN([.I288]*[.N288];[.F2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8]/[.M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I289]/(24*60)" office:value-type="time" office:time-value="PT00H00M00S" calcext:value-type="time">
            <text:p>00:00</text:p>
          </table:table-cell>
          <table:table-cell table:style-name="ce38" table:formula="of:=IF([.F289]&lt;=0;[.I289]*[.N289];MIN([.I289]*[.N289];[.F2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9]/[.M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I290]/(24*60)" office:value-type="time" office:time-value="PT00H00M00S" calcext:value-type="time">
            <text:p>00:00</text:p>
          </table:table-cell>
          <table:table-cell table:style-name="ce38" table:formula="of:=IF([.F290]&lt;=0;[.I290]*[.N290];MIN([.I290]*[.N290];[.F2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0]/[.M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I291]/(24*60)" office:value-type="time" office:time-value="PT00H00M00S" calcext:value-type="time">
            <text:p>00:00</text:p>
          </table:table-cell>
          <table:table-cell table:style-name="ce38" table:formula="of:=IF([.F291]&lt;=0;[.I291]*[.N291];MIN([.I291]*[.N291];[.F2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1]/[.M29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I292]/(24*60)" office:value-type="time" office:time-value="PT00H00M00S" calcext:value-type="time">
            <text:p>00:00</text:p>
          </table:table-cell>
          <table:table-cell table:style-name="ce38" table:formula="of:=IF([.F292]&lt;=0;[.I292]*[.N292];MIN([.I292]*[.N292];[.F2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2]/[.M29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I293]/(24*60)" office:value-type="time" office:time-value="PT00H00M00S" calcext:value-type="time">
            <text:p>00:00</text:p>
          </table:table-cell>
          <table:table-cell table:style-name="ce38" table:formula="of:=IF([.F293]&lt;=0;[.I293]*[.N293];MIN([.I293]*[.N293];[.F2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3]/[.M29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I294]/(24*60)" office:value-type="time" office:time-value="PT00H00M00S" calcext:value-type="time">
            <text:p>00:00</text:p>
          </table:table-cell>
          <table:table-cell table:style-name="ce38" table:formula="of:=IF([.F294]&lt;=0;[.I294]*[.N294];MIN([.I294]*[.N294];[.F2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4]/[.M29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I295]/(24*60)" office:value-type="time" office:time-value="PT00H00M00S" calcext:value-type="time">
            <text:p>00:00</text:p>
          </table:table-cell>
          <table:table-cell table:style-name="ce38" table:formula="of:=IF([.F295]&lt;=0;[.I295]*[.N295];MIN([.I295]*[.N295];[.F2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5]/[.M29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I296]/(24*60)" office:value-type="time" office:time-value="PT00H00M00S" calcext:value-type="time">
            <text:p>00:00</text:p>
          </table:table-cell>
          <table:table-cell table:style-name="ce38" table:formula="of:=IF([.F296]&lt;=0;[.I296]*[.N296];MIN([.I296]*[.N296];[.F2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6]/[.M29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I297]/(24*60)" office:value-type="time" office:time-value="PT00H00M00S" calcext:value-type="time">
            <text:p>00:00</text:p>
          </table:table-cell>
          <table:table-cell table:style-name="ce38" table:formula="of:=IF([.F297]&lt;=0;[.I297]*[.N297];MIN([.I297]*[.N297];[.F2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7]/[.M29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I298]/(24*60)" office:value-type="time" office:time-value="PT00H00M00S" calcext:value-type="time">
            <text:p>00:00</text:p>
          </table:table-cell>
          <table:table-cell table:style-name="ce38" table:formula="of:=IF([.F298]&lt;=0;[.I298]*[.N298];MIN([.I298]*[.N298];[.F2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8]/[.M29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I299]/(24*60)" office:value-type="time" office:time-value="PT00H00M00S" calcext:value-type="time">
            <text:p>00:00</text:p>
          </table:table-cell>
          <table:table-cell table:style-name="ce38" table:formula="of:=IF([.F299]&lt;=0;[.I299]*[.N299];MIN([.I299]*[.N299];[.F2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9]/[.M29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I300]/(24*60)" office:value-type="time" office:time-value="PT00H00M00S" calcext:value-type="time">
            <text:p>00:00</text:p>
          </table:table-cell>
          <table:table-cell table:style-name="ce38" table:formula="of:=IF([.F300]&lt;=0;[.I300]*[.N300];MIN([.I300]*[.N300];[.F3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0]/[.M30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I301]/(24*60)" office:value-type="time" office:time-value="PT00H00M00S" calcext:value-type="time">
            <text:p>00:00</text:p>
          </table:table-cell>
          <table:table-cell table:style-name="ce38" table:formula="of:=IF([.F301]&lt;=0;[.I301]*[.N301];MIN([.I301]*[.N301];[.F3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1]/[.M30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I302]/(24*60)" office:value-type="time" office:time-value="PT00H00M00S" calcext:value-type="time">
            <text:p>00:00</text:p>
          </table:table-cell>
          <table:table-cell table:style-name="ce38" table:formula="of:=IF([.F302]&lt;=0;[.I302]*[.N302];MIN([.I302]*[.N302];[.F3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2]/[.M30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I303]/(24*60)" office:value-type="time" office:time-value="PT00H00M00S" calcext:value-type="time">
            <text:p>00:00</text:p>
          </table:table-cell>
          <table:table-cell table:style-name="ce38" table:formula="of:=IF([.F303]&lt;=0;[.I303]*[.N303];MIN([.I303]*[.N303];[.F3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3]/[.M30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I304]/(24*60)" office:value-type="time" office:time-value="PT00H00M00S" calcext:value-type="time">
            <text:p>00:00</text:p>
          </table:table-cell>
          <table:table-cell table:style-name="ce38" table:formula="of:=IF([.F304]&lt;=0;[.I304]*[.N304];MIN([.I304]*[.N304];[.F3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4]/[.M30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I305]/(24*60)" office:value-type="time" office:time-value="PT00H00M00S" calcext:value-type="time">
            <text:p>00:00</text:p>
          </table:table-cell>
          <table:table-cell table:style-name="ce38" table:formula="of:=IF([.F305]&lt;=0;[.I305]*[.N305];MIN([.I305]*[.N305];[.F3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5]/[.M30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I306]/(24*60)" office:value-type="time" office:time-value="PT00H00M00S" calcext:value-type="time">
            <text:p>00:00</text:p>
          </table:table-cell>
          <table:table-cell table:style-name="ce38" table:formula="of:=IF([.F306]&lt;=0;[.I306]*[.N306];MIN([.I306]*[.N306];[.F3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6]/[.M30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I307]/(24*60)" office:value-type="time" office:time-value="PT00H00M00S" calcext:value-type="time">
            <text:p>00:00</text:p>
          </table:table-cell>
          <table:table-cell table:style-name="ce38" table:formula="of:=IF([.F307]&lt;=0;[.I307]*[.N307];MIN([.I307]*[.N307];[.F3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7]/[.M30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I308]/(24*60)" office:value-type="time" office:time-value="PT00H00M00S" calcext:value-type="time">
            <text:p>00:00</text:p>
          </table:table-cell>
          <table:table-cell table:style-name="ce38" table:formula="of:=IF([.F308]&lt;=0;[.I308]*[.N308];MIN([.I308]*[.N308];[.F3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8]/[.M30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I309]/(24*60)" office:value-type="time" office:time-value="PT00H00M00S" calcext:value-type="time">
            <text:p>00:00</text:p>
          </table:table-cell>
          <table:table-cell table:style-name="ce38" table:formula="of:=IF([.F309]&lt;=0;[.I309]*[.N309];MIN([.I309]*[.N309];[.F3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9]/[.M30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I310]/(24*60)" office:value-type="time" office:time-value="PT00H00M00S" calcext:value-type="time">
            <text:p>00:00</text:p>
          </table:table-cell>
          <table:table-cell table:style-name="ce38" table:formula="of:=IF([.F310]&lt;=0;[.I310]*[.N310];MIN([.I310]*[.N310];[.F3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0]/[.M31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6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I311]/(24*60)" office:value-type="time" office:time-value="PT00H00M00S" calcext:value-type="time">
            <text:p>00:00</text:p>
          </table:table-cell>
          <table:table-cell table:style-name="ce38" table:formula="of:=IF([.F311]&lt;=0;[.I311]*[.N311];MIN([.I311]*[.N311];[.F3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1]/[.M31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 table:number-rows-repeated="104826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erfassung.H12:Zeiterfassung.N311">
            <calcext:condition calcext:apply-style-name="Grau" calcext:value="=0" calcext:base-cell-address="Zeiterfassung.H12"/>
          </calcext:conditional-format>
          <calcext:conditional-format calcext:target-range-address="Zeiterfassung.G12:Zeiterfassung.G311">
            <calcext:condition calcext:apply-style-name="Rot" calcext:value="=#N/A" calcext:base-cell-address="Zeiterfassung.G12"/>
          </calcext:conditional-format>
        </calcext:conditional-formats>
      </table:table>
      <table:table table:name="Arbeitstypen" table:style-name="ta1" table:print="false">
        <table:table-column table:style-name="co9" table:default-cell-style-name="ce99"/>
        <table:table-column table:style-name="co10" table:default-cell-style-name="ce99"/>
        <table:table-column table:style-name="co11" table:default-cell-style-name="ce99"/>
        <table:table-column table:style-name="co12" table:default-cell-style-name="ce102"/>
        <table:table-column table:style-name="co12" table:default-cell-style-name="ce100"/>
        <table:table-column table:style-name="co13" table:default-cell-style-name="ce158"/>
        <table:table-column table:style-name="co13" table:default-cell-style-name="ce160"/>
        <table:table-column table:style-name="co14" table:default-cell-style-name="ce99"/>
        <table:table-column table:style-name="co15" table:default-cell-style-name="ce169"/>
        <table:table-column table:style-name="co13" table:default-cell-style-name="ce100"/>
        <table:table-column table:style-name="co13" table:default-cell-style-name="Default"/>
        <table:table-column table:style-name="co16" table:default-cell-style-name="Default"/>
        <table:table-column table:style-name="co13" table:number-columns-repeated="1012" table:default-cell-style-name="Default"/>
        <table:table-row table:style-name="ro4">
          <table:table-cell table:style-name="ce152" office:value-type="string" calcext:value-type="string">
            <text:p>Name</text:p>
          </table:table-cell>
          <table:table-cell table:style-name="ce152" office:value-type="string" calcext:value-type="string">
            <text:p>Zusammenfassen</text:p>
          </table:table-cell>
          <table:table-cell table:style-name="ce152" office:value-type="string" calcext:value-type="string">
            <text:p>zusf. auf X Min.</text:p>
          </table:table-cell>
          <table:table-cell table:style-name="ce154" office:value-type="string" calcext:value-type="string">
            <text:p>Minuten gebraucht</text:p>
          </table:table-cell>
          <table:table-cell table:style-name="ce156" office:value-type="string" calcext:value-type="string">
            <text:p>Minuten gerundet</text:p>
          </table:table-cell>
          <table:table-cell table:style-name="ce157" office:value-type="string" calcext:value-type="string">
            <text:p>Zeit</text:p>
          </table:table-cell>
          <table:table-cell table:style-name="ce159" office:value-type="string" calcext:value-type="string">
            <text:p>CHF</text:p>
          </table:table-cell>
          <table:table-cell table:style-name="ce161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56" office:value-type="string" calcext:value-type="string">
            <text:p>Kosten</text:p>
          </table:table-cell>
          <table:table-cell table:style-name="ce171" table:number-columns-repeated="1014"/>
        </table:table-row>
        <table:table-row table:style-name="ro5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0</text:p>
          </table:table-cell>
          <table:table-cell table:formula="of:=CEILING([.D2];[.C2];0)" office:value-type="float" office:value="0" calcext:value-type="float">
            <text:p>0</text:p>
          </table:table-cell>
          <table:table-cell table:formula="of:=[.E2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2]/[.H2]" office:value-type="currency" office:currency="SFr." office:value="0.833333333333333" calcext:value-type="currency">
            <text:p>SFr. 0.83</text:p>
          </table:table-cell>
          <table:table-cell table:style-name="ce169" table:formula="of:=[.E2]*[.I2]" office:value-type="currency" office:currency="SFr." office:value="0" calcext:value-type="currency">
            <text:p>SFr. 0.00</text:p>
          </table:table-cell>
          <table:table-cell/>
          <table:table-cell table:style-name="ce171" office:value-type="string" calcext:value-type="string">
            <text:p>Wenn «Zusammenfassen Ja», dann Stundenansatz (<text:span text:style-name="T3">CHF</text:span> und <text:span text:style-name="T3">Zeit</text:span>) hier ändern</text:p>
          </table:table-cell>
          <table:table-cell table:number-columns-repeated="1012"/>
        </table:table-row>
        <table:table-row table:style-name="ro4">
          <table:table-cell table:style-name="ce153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0</text:p>
          </table:table-cell>
          <table:table-cell table:formula="of:=CEILING([.D3];[.C3];0)" office:value-type="float" office:value="0" calcext:value-type="float">
            <text:p>0</text:p>
          </table:table-cell>
          <table:table-cell table:formula="of:=[.E3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3]/[.H3]" office:value-type="currency" office:currency="SFr." office:value="0.833333333333333" calcext:value-type="currency">
            <text:p>SFr. 0.83</text:p>
          </table:table-cell>
          <table:table-cell table:style-name="ce169" table:formula="of:=[.E3]*[.I3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0</text:p>
          </table:table-cell>
          <table:table-cell table:formula="of:=CEILING([.D4];[.C4];0)" office:value-type="float" office:value="0" calcext:value-type="float">
            <text:p>0</text:p>
          </table:table-cell>
          <table:table-cell table:formula="of:=[.E4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4]/[.H4]" office:value-type="currency" office:currency="SFr." office:value="0.833333333333333" calcext:value-type="currency">
            <text:p>SFr. 0.83</text:p>
          </table:table-cell>
          <table:table-cell table:style-name="ce169" table:formula="of:=[.E4]*[.I4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0</text:p>
          </table:table-cell>
          <table:table-cell table:formula="of:=CEILING([.D5];[.C5];0)" office:value-type="float" office:value="0" calcext:value-type="float">
            <text:p>0</text:p>
          </table:table-cell>
          <table:table-cell table:formula="of:=[.E5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5]/[.H5]" office:value-type="currency" office:currency="SFr." office:value="0.833333333333333" calcext:value-type="currency">
            <text:p>SFr. 0.83</text:p>
          </table:table-cell>
          <table:table-cell table:style-name="ce169" table:formula="of:=[.E5]*[.I5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table:style-name="ce152" table:number-columns-repeated="2"/>
          <table:table-cell table:style-name="ce152" office:value-type="string" calcext:value-type="string">
            <text:p>TOTAL:</text:p>
          </table:table-cell>
          <table:table-cell table:style-name="ce154" office:value-type="string" calcext:value-type="string">
            <text:p>0</text:p>
          </table:table-cell>
          <table:table-cell table:style-name="ce156"/>
          <table:table-cell table:style-name="ce157" table:formula="of:=SUM([.F2:.F5])" office:value-type="time" office:time-value="PT00H00M00S" calcext:value-type="time">
            <text:p>00:00</text:p>
          </table:table-cell>
          <table:table-cell table:style-name="ce159"/>
          <table:table-cell table:style-name="ce152"/>
          <table:table-cell table:style-name="ce170"/>
          <table:table-cell table:style-name="ce170" table:formula="of:=SUM([.J2:.J5])" office:value-type="currency" office:currency="SFr." office:value="0" calcext:value-type="currency">
            <text:p>SFr. 0.00</text:p>
          </table:table-cell>
          <table:table-cell table:style-name="ce172"/>
          <table:table-cell table:style-name="ce171" office:value-type="string" calcext:value-type="string">
            <text:p>Neuen Arbeitstyp erfassen</text:p>
          </table:table-cell>
          <table:table-cell/>
          <table:table-cell table:style-name="ce172" table:number-columns-repeated="1011"/>
        </table:table-row>
        <table:table-row table:style-name="ro5">
          <table:table-cell table:number-columns-repeated="11"/>
          <table:table-cell office:value-type="string" calcext:value-type="string">
            <text:p>1. Zeile oberhalb der «<text:span text:style-name="T3">TOTAL:</text:span>»-Zeile einfügen</text:p>
          </table:table-cell>
          <table:table-cell table:number-columns-repeated="1012"/>
        </table:table-row>
        <table:table-row table:style-name="ro5">
          <table:table-cell table:number-columns-repeated="11"/>
          <table:table-cell office:value-type="string" calcext:value-type="string">
            <text:p>1.1 die «<text:span text:style-name="T3">TOTAL:</text:span>»-Zeile bildet den Abschluss und sollte die letzte Zeile bleiben</text:p>
          </table:table-cell>
          <table:table-cell table:style-name="ce172"/>
          <table:table-cell table:number-columns-repeated="1011"/>
        </table:table-row>
        <table:table-row table:style-name="ro5">
          <table:table-cell table:number-columns-repeated="11"/>
          <table:table-cell table:style-name="ce172" office:value-type="string" calcext:value-type="string">
            <text:p>2. Formeln der <text:span text:style-name="T4">blauen Spalten</text:span> nach unten ziehen </text:p>
          </table:table-cell>
          <table:table-cell table:number-columns-repeated="1012"/>
        </table:table-row>
        <table:table-row table:style-name="ro5">
          <table:table-cell table:number-columns-repeated="11"/>
          <table:table-cell office:value-type="string" calcext:value-type="string">
            <text:p>3. Eigene Werte in die <text:span text:style-name="T3">grünen Spalten</text:span> eintra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171" office:value-type="string" calcext:value-type="string">
            <text:p>Legende</text:p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Einstellungen und Werte zum jeweiligen Arbeitstyp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für neuen Typ Formel kopieren, sonst so lassen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Werte werden beim «Rechnung erstellen» automatisch eingetragen</text:p>
          </table:table-cell>
          <table:table-cell table:number-columns-repeated="1011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rechnung" table:style-name="ta1" table:print-ranges="Abrechnung.A1:Abrechnung.E17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Abrechnung.Main?language=Basic&amp;location=application" xlink:type="simple"/>
              </office:event-listeners>
            </form:button>
          </form:form>
        </office:forms>
        <table:shapes>
          <draw:control draw:z-index="0" draw:text-style-name="P1" svg:width="3.972cm" svg:height="1.096cm" svg:x="21.9cm" svg:y="0.804cm" draw:control="control1"/>
        </table:shapes>
        <table:table-column table:style-name="co29" table:default-cell-style-name="ce50"/>
        <table:table-column table:style-name="co30" table:default-cell-style-name="ce56"/>
        <table:table-column table:style-name="co31" table:default-cell-style-name="ce56"/>
        <table:table-column table:style-name="co32" table:default-cell-style-name="ce62"/>
        <table:table-column table:style-name="co33" table:default-cell-style-name="ce68"/>
        <table:table-column table:style-name="co13" table:number-columns-repeated="1019" table:default-cell-style-name="ce56"/>
        <table:table-row table:style-name="ro3" table:number-rows-repeated="2">
          <table:table-cell table:style-name="ce49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3">
          <table:table-cell table:style-name="ce52" office:value-type="string" calcext:value-type="string" table:number-columns-spanned="5" table:number-rows-spanned="1">
            <text:p><text:s/>| Abrechnung 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3">
          <table:table-cell table:style-name="ce53" office:value-type="string" calcext:value-type="string" table:number-columns-spanned="5" table:number-rows-spanned="1">
            <text:p>Datum: 27. Februar 2020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3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8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8:.E9])" office:value-type="string" office:string-value="" calcext:value-type="error">
            <text:p>Err:522</text:p>
          </table:table-cell>
          <table:table-cell table:style-name="ce75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9"/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onfiguration" table:style-name="ta1" table:print="false">
        <office:forms form:automatic-focus="false" form:apply-design-mode="false"/>
        <table:table-column table:style-name="co22" table:default-cell-style-name="ce171"/>
        <table:table-column table:style-name="co23" table:default-cell-style-name="ce205"/>
        <table:table-column table:style-name="co13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04" office:value-type="string" calcext:value-type="string">
            <text:p>Wert</text:p>
          </table:table-cell>
          <table:table-cell table:style-name="ce171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integration-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06" office:value-type="string" calcext:value-type="string">
            <text:p>2.1.1-SNAPSHOT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.00.0000</text:date>, <text:time style:data-style-name="N2" text:time-value="03:20:10.0046516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9H52M25S</meta:editing-duration>
    <meta:editing-cycles>627</meta:editing-cycles>
    <meta:generator>LibreOffice/7.0.4.2$Linux_X86_64 LibreOffice_project/00$Build-2</meta:generator>
    <meta:initial-creator>Mensch Meyer</meta:initial-creator>
    <dc:date>2021-01-24T03:21:23.971540321</dc:date>
    <meta:print-date>2018-03-22T10:16:17.782000000</meta:print-date>
    <meta:printed-by>Mensch Meyer</meta:printed-by>
    <dc:creator>Mikis Hofer</dc:creator>
    <meta:document-statistic meta:table-count="4" meta:cell-count="3133" meta:object-count="1"/>
  </office:meta>
</office:document-meta>
</file>